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 svg:panose-1="2 11 8 6 3 9 2 5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 svg:panose-1="2 11 6 3 3 8 4 2 2 4"/>
    <style:font-face style:name="Bookman, 'Bookman Old Style'" svg:font-family="Bookman, 'Bookman Old Style'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Tahoma" svg:font-family="Tahoma" style:font-family-generic="swiss" style:font-pitch="variable" svg:panose-1="2 11 6 4 3 5 4 4 2 4"/>
    <style:font-face style:name="TakaoPGothic, 'Arial Unicode MS" svg:font-family="TakaoPGothic, 'Arial Unicode M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4" style:parent-style-name="introtema" style:family="paragraph">
      <style:paragraph-properties fo:text-indent="0.0152in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style:font-name="Tahoma" style:font-name-complex="Tahoma" fo:font-size="18pt" style:font-size-asian="18pt" style:font-size-complex="12.5pt"/>
    </style:style>
    <style:style style:name="P8" style:parent-style-name="Título1" style:family="paragraph">
      <style:paragraph-properties fo:margin-left="0.3in" fo:text-indent="-0.3in">
        <style:tab-stops/>
      </style:paragraph-properties>
      <style:text-properties style:font-name="Tahoma" style:font-name-complex="Tahoma" style:font-weight-complex="normal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="Tahoma" style:font-name-complex="TakaoPGothic, 'Arial Unicode MS" fo:font-size="14pt" style:font-size-asian="14pt" style:font-size-complex="14pt"/>
    </style:style>
    <style:style style:name="P10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11" style:parent-style-name="Standard" style:family="paragraph">
      <style:text-properties style:font-name="Tahoma" style:font-name-complex="Tahoma"/>
    </style:style>
    <style:style style:name="P12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13" style:parent-style-name="Standard" style:family="paragraph">
      <style:text-properties style:font-name="Tahoma" style:font-name-asian="Tahoma" style:font-name-complex="Tahoma" fo:font-weight="bold" style:font-weight-asian="bold" style:font-weight-complex="bold" fo:font-style="italic" style:font-style-asian="italic" style:font-style-complex="italic"/>
    </style:style>
    <style:style style:name="T14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15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6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17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18" style:parent-style-name="Standard" style:family="paragraph">
      <style:text-properties style:font-name="Tahoma" style:font-name-complex="Tahoma" fo:font-style="italic" style:font-style-asian="italic" style:font-style-complex="italic" text:display="none"/>
    </style:style>
    <style:style style:name="T19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20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21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22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23" style:parent-style-name="Fuentedepárrafopredeter." style:family="text">
      <style:text-properties style:font-name="Symbol" style:font-name-complex="Symbol" fo:font-style="italic" style:font-style-asian="italic" style:font-style-complex="italic"/>
    </style:style>
    <style:style style:name="T24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25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26" style:parent-style-name="Standard" style:family="paragraph">
      <style:text-properties style:font-name="Tahoma" style:font-name-complex="Tahoma" fo:font-style="italic" style:font-style-asian="italic" style:font-style-complex="italic"/>
    </style:style>
    <style:style style:name="P27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8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 fo:font-size="12.5pt" style:font-size-asian="12.5pt" style:font-size-complex="12.5pt"/>
    </style:style>
    <style:style style:name="P29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TableColumn31" style:family="table-column">
      <style:table-column-properties style:column-width="2.9493in"/>
    </style:style>
    <style:style style:name="TableColumn32" style:family="table-column">
      <style:table-column-properties style:column-width="2.9493in"/>
    </style:style>
    <style:style style:name="Table30" style:family="table">
      <style:table-properties style:width="5.8986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ize="12.5pt" style:font-size-asian="12.5pt" style:font-size-complex="12.5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ize="12.5pt" style:font-size-asian="12.5pt" style:font-size-complex="12.5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 fo:font-size="12.5pt" style:font-size-asian="12.5pt" style:font-size-complex="12.5pt"/>
    </style:style>
    <style:style style:name="P54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55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56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57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58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T59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60" style:parent-style-name="Fuentedepárrafopredeter." style:family="text">
      <style:text-properties style:font-name="Wingdings" style:font-name-asian="Wingdings" style:font-name-complex="Wingdings" fo:font-size="12.5pt" style:font-size-asian="12.5pt" style:font-size-complex="12.5pt"/>
    </style:style>
    <style:style style:name="T61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62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63" style:parent-style-name="Fuentedepárrafopredeter." style:family="text">
      <style:text-properties style:font-name="Wingdings" style:font-name-asian="Wingdings" style:font-name-complex="Wingdings" fo:font-size="12.5pt" style:font-size-asian="12.5pt" style:font-size-complex="12.5pt"/>
    </style:style>
    <style:style style:name="T64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P65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66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67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T68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69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70" style:parent-style-name="Fuentedepárrafopredeter." style:family="text">
      <style:text-properties style:font-name="Wingdings" style:font-name-asian="Wingdings" style:font-name-complex="Wingdings" fo:font-size="12.5pt" style:font-size-asian="12.5pt" style:font-size-complex="12.5pt"/>
    </style:style>
    <style:style style:name="T71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72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73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74" style:parent-style-name="Fuentedepárrafopredeter." style:family="text">
      <style:text-properties style:font-name="Wingdings" style:font-name-asian="Wingdings" style:font-name-complex="Wingdings" fo:font-size="12.5pt" style:font-size-asian="12.5pt" style:font-size-complex="12.5pt"/>
    </style:style>
    <style:style style:name="T75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P76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T77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78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79" style:parent-style-name="Fuentedepárrafopredeter." style:family="text">
      <style:text-properties style:font-name="Wingdings" style:font-name-asian="Wingdings" style:font-name-complex="Wingdings" fo:font-size="12.5pt" style:font-size-asian="12.5pt" style:font-size-complex="12.5pt"/>
    </style:style>
    <style:style style:name="T80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P81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82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83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84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85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86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 fo:font-weight="bold" style:font-weight-asian="bold" style:font-weight-complex="bold" fo:font-style="italic" style:font-style-asian="italic" style:font-style-complex="italic" fo:font-size="12.5pt" style:font-size-asian="12.5pt" style:font-size-complex="12.5pt"/>
    </style:style>
    <style:style style:name="P87" style:parent-style-name="Standard" style:family="paragraph">
      <style:paragraph-properties fo:text-align="justify"/>
      <style:text-properties style:font-name="Tahoma" style:font-name-complex="Tahoma" fo:font-style="italic" style:font-style-asian="italic" style:font-style-complex="italic"/>
    </style:style>
    <style:style style:name="P88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89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TableColumn91" style:family="table-column">
      <style:table-column-properties style:column-width="1.2888in"/>
    </style:style>
    <style:style style:name="TableColumn92" style:family="table-column">
      <style:table-column-properties style:column-width="1.6173in"/>
    </style:style>
    <style:style style:name="TableColumn93" style:family="table-column">
      <style:table-column-properties style:column-width="0.8715in"/>
    </style:style>
    <style:style style:name="TableColumn94" style:family="table-column">
      <style:table-column-properties style:column-width="0.6659in"/>
    </style:style>
    <style:style style:name="TableColumn95" style:family="table-column">
      <style:table-column-properties style:column-width="0.6548in"/>
    </style:style>
    <style:style style:name="TableColumn96" style:family="table-column">
      <style:table-column-properties style:column-width="0.8in"/>
    </style:style>
    <style:style style:name="Table90" style:family="table">
      <style:table-properties style:width="5.8986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ize="12.5pt" style:font-size-asian="12.5pt" style:font-size-complex="12.5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ize="12.5pt" style:font-size-asian="12.5pt" style:font-size-complex="12.5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ize="12.5pt" style:font-size-asian="12.5pt" style:font-size-complex="12.5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ize="12.5pt" style:font-size-asian="12.5pt" style:font-size-complex="12.5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ize="12.5pt" style:font-size-asian="12.5pt" style:font-size-complex="12.5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ize="12.5pt" style:font-size-asian="12.5pt" style:font-size-complex="12.5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="Tahoma" style:font-name-complex="Tahoma" fo:font-size="12.5pt" style:font-size-asian="12.5pt" style:font-size-complex="12.5pt"/>
    </style:style>
    <style:style style:name="P188" style:parent-style-name="Standard" style:family="paragraph">
      <style:text-properties style:font-name="Tahoma" style:font-name-complex="Tahoma" fo:font-size="12.5pt" style:font-size-asian="12.5pt" style:font-size-complex="12.5pt" style:text-underline-type="single" style:text-underline-style="solid" style:text-underline-width="auto" style:text-underline-mode="continuous"/>
    </style:style>
    <style:style style:name="P189" style:parent-style-name="Standard" style:family="paragraph">
      <style:text-properties style:font-name="Tahoma" style:font-name-complex="Tahoma" fo:font-size="12.5pt" style:font-size-asian="12.5pt" style:font-size-complex="12.5pt" style:text-underline-type="single" style:text-underline-style="solid" style:text-underline-width="auto" style:text-underline-mode="continuous"/>
    </style:style>
    <style:style style:name="P190" style:parent-style-name="Standard" style:family="paragraph">
      <style:paragraph-properties fo:break-before="page"/>
      <style:text-properties style:font-name="Tahoma" style:font-name-complex="Tahoma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1" style:parent-style-name="Standard" style:family="paragraph">
      <style:text-properties style:font-name="Tahoma" style:font-name-complex="Tahoma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193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194" style:parent-style-name="Standard" style:family="paragraph">
      <style:text-properties style:font-name="Tahoma" style:font-name-complex="Tahoma"/>
    </style:style>
    <style:style style:name="P195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196" style:parent-style-name="Standard" style:family="paragraph">
      <style:text-properties style:font-name="Tahoma" style:font-name-asian="Tahoma" style:font-name-complex="Tahoma"/>
    </style:style>
    <style:style style:name="T197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198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99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200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201" style:parent-style-name="Standard" style:family="paragraph">
      <style:text-properties style:font-name="Tahoma" style:font-name-complex="Tahoma" fo:font-style="italic" style:font-style-asian="italic" style:font-style-complex="italic" text:display="none"/>
    </style:style>
    <style:style style:name="T202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203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204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205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206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207" style:parent-style-name="Fuentedepárrafopredeter." style:family="text">
      <style:text-properties style:font-name="Symbol" style:font-name-complex="Symbol" fo:font-style="italic" style:font-style-asian="italic" style:font-style-complex="italic"/>
    </style:style>
    <style:style style:name="T208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209" style:parent-style-name="Standard" style:family="paragraph">
      <style:text-properties style:font-name="Tahoma" style:font-name-asian="Tahoma" style:font-name-complex="Tahoma"/>
    </style:style>
    <style:style style:name="P210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 fo:font-size="12.5pt" style:font-size-asian="12.5pt" style:font-size-complex="12.5pt"/>
    </style:style>
    <style:style style:name="P211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 fo:font-size="12.5pt" style:font-size-asian="12.5pt" style:font-size-complex="12.5pt"/>
    </style:style>
    <style:style style:name="TableColumn213" style:family="table-column">
      <style:table-column-properties style:column-width="2.9493in"/>
    </style:style>
    <style:style style:name="TableColumn214" style:family="table-column">
      <style:table-column-properties style:column-width="2.9493in"/>
    </style:style>
    <style:style style:name="Table212" style:family="table">
      <style:table-properties style:width="5.8986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style:font-name="Tahoma" style:font-name-complex="Tahoma" fo:font-weight="bold" style:font-weight-asian="bold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  <style:text-properties style:font-name="Tahoma" style:font-name-complex="Tahoma" fo:font-weight="bold" style:font-weight-asian="bold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="Tahoma" style:font-name-complex="Tahoma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  <style:text-properties style:font-name="Tahoma" style:font-name-complex="Tahoma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  <style:text-properties style:font-name="Tahoma" style:font-name-complex="Tahoma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="Tahoma" style:font-name-complex="Tahoma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style:font-name="Tahoma" style:font-name-complex="Tahoma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  <style:text-properties style:font-name="Tahoma" style:font-name-complex="Tahoma"/>
    </style:style>
    <style:style style:name="P235" style:parent-style-name="Standard" style:family="paragraph">
      <style:text-properties style:font-name="Tahoma" style:font-name-complex="Tahoma"/>
    </style:style>
    <style:style style:name="P236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 fo:font-weight="bold" style:font-weight-asian="bold" style:font-weight-complex="bold" fo:font-style="italic" style:font-style-asian="italic" style:font-style-complex="italic" fo:font-size="12.5pt" style:font-size-asian="12.5pt" style:font-size-complex="12.5pt"/>
    </style:style>
    <style:style style:name="P237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38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39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T240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241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242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243" style:parent-style-name="Fuentedepárrafopredeter." style:family="text">
      <style:text-properties style:font-name="Wingdings" style:font-name-asian="Wingdings" style:font-name-complex="Wingdings" fo:font-size="12.5pt" style:font-size-asian="12.5pt" style:font-size-complex="12.5pt"/>
    </style:style>
    <style:style style:name="T244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P245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T246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247" style:parent-style-name="Fuentedepárrafopredeter." style:family="text">
      <style:text-properties style:font-name="Wingdings" style:font-name-asian="Wingdings" style:font-name-complex="Wingdings" fo:font-size="12.5pt" style:font-size-asian="12.5pt" style:font-size-complex="12.5pt"/>
    </style:style>
    <style:style style:name="T248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249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P250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51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52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53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54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55" style:parent-style-name="Standard" style:family="paragraph">
      <style:paragraph-properties fo:text-indent="0.4916in"/>
      <style:text-properties style:font-name="Tahoma" style:font-name-complex="Tahoma" fo:font-size="12.5pt" style:font-size-asian="12.5pt" style:font-size-complex="12.5pt"/>
    </style:style>
    <style:style style:name="P256" style:parent-style-name="Standard" style:family="paragraph">
      <style:paragraph-properties fo:text-indent="0.4916in"/>
    </style:style>
    <style:style style:name="T257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T258" style:parent-style-name="Fuentedepárrafopredeter." style:family="text">
      <style:text-properties style:font-name="Wingdings" style:font-name-asian="Wingdings" style:font-name-complex="Wingdings" fo:font-size="12.5pt" style:font-size-asian="12.5pt" style:font-size-complex="12.5pt"/>
    </style:style>
    <style:style style:name="T259" style:parent-style-name="Fuentedepárrafopredeter." style:family="text">
      <style:text-properties style:font-name="Tahoma" style:font-name-complex="Tahoma" fo:font-size="12.5pt" style:font-size-asian="12.5pt" style:font-size-complex="12.5pt"/>
    </style:style>
    <style:style style:name="P260" style:parent-style-name="Standard" style:family="paragraph">
      <style:text-properties style:font-name="Tahoma" style:font-name-complex="Tahoma" fo:font-size="12.5pt" style:font-size-asian="12.5pt" style:font-size-complex="12.5pt"/>
    </style:style>
    <style:style style:name="P261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/>
    </style:style>
    <style:style style:name="P262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/>
    </style:style>
    <style:style style:name="P263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/>
    </style:style>
    <style:style style:name="P264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/>
    </style:style>
    <style:style style:name="P265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/>
    </style:style>
    <style:style style:name="P266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/>
    </style:style>
    <style:style style:name="P267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/>
    </style:style>
    <style:style style:name="P268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 fo:font-weight="bold" style:font-weight-asian="bold" style:font-weight-complex="bold" fo:font-style="italic" style:font-style-asian="italic" style:font-style-complex="italic" fo:font-size="12.5pt" style:font-size-asian="12.5pt" style:font-size-complex="12.5pt"/>
    </style:style>
    <style:style style:name="P269" style:parent-style-name="Standard" style:family="paragraph">
      <style:paragraph-properties fo:text-align="justify"/>
      <style:text-properties style:font-name="Tahoma" style:font-name-complex="Tahoma" fo:font-style="italic" style:font-style-asian="italic" style:font-style-complex="italic"/>
    </style:style>
    <style:style style:name="P270" style:parent-style-name="Standard" style:family="paragraph">
      <style:text-properties style:font-name="Tahoma" style:font-name-complex="Tahoma"/>
    </style:style>
    <style:style style:name="P271" style:parent-style-name="Standard" style:family="paragraph">
      <style:text-properties style:font-name="Tahoma" style:font-name-complex="Tahoma"/>
    </style:style>
    <style:style style:name="P272" style:parent-style-name="Standard" style:family="paragraph">
      <style:text-properties style:font-name="Tahoma" style:font-name-complex="Tahoma"/>
    </style:style>
    <style:style style:name="TableColumn274" style:family="table-column">
      <style:table-column-properties style:column-width="1.2437in"/>
    </style:style>
    <style:style style:name="TableColumn275" style:family="table-column">
      <style:table-column-properties style:column-width="1.168in"/>
    </style:style>
    <style:style style:name="TableColumn276" style:family="table-column">
      <style:table-column-properties style:column-width="1.1527in"/>
    </style:style>
    <style:style style:name="TableColumn277" style:family="table-column">
      <style:table-column-properties style:column-width="1.1694in"/>
    </style:style>
    <style:style style:name="TableColumn278" style:family="table-column">
      <style:table-column-properties style:column-width="1.1645in"/>
    </style:style>
    <style:style style:name="Table273" style:family="table">
      <style:table-properties style:width="5.8986in" fo:margin-left="0in" table:align="lef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  <style:text-properties style:font-name="Tahoma" style:font-name-complex="Tahoma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="Tahoma" style:font-name-complex="Tahoma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="Tahoma" style:font-name-complex="Tahoma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="Tahoma" style:font-name-complex="Tahoma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="Tahoma" style:font-name-complex="Tahoma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  <style:text-properties style:font-name="Tahoma" style:font-name-complex="Tahoma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  <style:text-properties style:font-name="Tahoma" style:font-name-complex="Tahoma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  <style:text-properties style:font-name="Tahoma" style:font-name-complex="Tahoma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  <style:text-properties style:font-name="Tahoma" style:font-name-complex="Tahoma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/>
      <style:text-properties style:font-name="Tahoma" style:font-name-complex="Tahoma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  <style:text-properties style:font-name="Tahoma" style:font-name-complex="Tahoma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  <style:text-properties style:font-name="Tahoma" style:font-name-complex="Tahoma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  <style:text-properties style:font-name="Tahoma" style:font-name-complex="Tahoma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  <style:text-properties style:font-name="Tahoma" style:font-name-complex="Tahoma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/>
      <style:text-properties style:font-name="Tahoma" style:font-name-complex="Tahoma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  <style:text-properties style:font-name="Tahoma" style:font-name-complex="Tahoma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style:font-name="Tahoma" style:font-name-complex="Tahoma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  <style:text-properties style:font-name="Tahoma" style:font-name-complex="Tahoma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/>
      <style:text-properties style:font-name="Tahoma" style:font-name-complex="Tahoma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center"/>
      <style:text-properties style:font-name="Tahoma" style:font-name-complex="Tahoma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  <style:text-properties style:font-name="Tahoma" style:font-name-complex="Tahoma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  <style:text-properties style:font-name="Tahoma" style:font-name-complex="Tahoma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style:font-name="Tahoma" style:font-name-complex="Tahoma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text-align="center"/>
      <style:text-properties style:font-name="Tahoma" style:font-name-complex="Tahoma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  <style:text-properties style:font-name="Tahoma" style:font-name-complex="Tahoma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  <style:text-properties style:font-name="Tahoma" style:font-name-complex="Tahoma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style:font-name="Tahoma" style:font-name-complex="Tahoma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  <style:text-properties style:font-name="Tahoma" style:font-name-complex="Tahoma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font-name="Tahoma" style:font-name-complex="Tahoma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  <style:text-properties style:font-name="Tahoma" style:font-name-complex="Tahoma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center"/>
      <style:text-properties style:font-name="Tahoma" style:font-name-complex="Tahoma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  <style:text-properties style:font-name="Tahoma" style:font-name-complex="Tahoma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  <style:text-properties style:font-name="Tahoma" style:font-name-complex="Tahoma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  <style:text-properties style:font-name="Tahoma" style:font-name-complex="Tahoma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="Tahoma" style:font-name-complex="Tahoma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  <style:text-properties style:font-name="Tahoma" style:font-name-complex="Tahoma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  <style:text-properties style:font-name="Tahoma" style:font-name-complex="Tahoma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  <style:text-properties style:font-name="Tahoma" style:font-name-complex="Tahoma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  <style:text-properties style:font-name="Tahoma" style:font-name-complex="Tahoma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/>
      <style:text-properties style:font-name="Tahoma" style:font-name-complex="Tahoma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  <style:text-properties style:font-name="Tahoma" style:font-name-complex="Tahoma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  <style:text-properties style:font-name="Tahoma" style:font-name-complex="Tahoma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style:font-name="Tahoma" style:font-name-complex="Tahoma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  <style:text-properties style:font-name="Tahoma" style:font-name-complex="Tahoma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  <style:text-properties style:font-name="Tahoma" style:font-name-complex="Tahoma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text-align="center"/>
      <style:text-properties style:font-name="Tahoma" style:font-name-complex="Tahoma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  <style:text-properties style:font-name="Tahoma" style:font-name-complex="Tahoma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/>
      <style:text-properties style:font-name="Tahoma" style:font-name-complex="Tahoma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  <style:text-properties style:font-name="Tahoma" style:font-name-complex="Tahoma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  <style:text-properties style:font-name="Tahoma" style:font-name-complex="Tahoma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="Tahoma" style:font-name-complex="Tahoma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style:font-name="Tahoma" style:font-name-complex="Tahoma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style:font-name="Tahoma" style:font-name-complex="Tahoma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style:font-name="Tahoma" style:font-name-complex="Tahoma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  <style:text-properties style:font-name="Tahoma" style:font-name-complex="Tahoma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  <style:text-properties style:font-name="Tahoma" style:font-name-complex="Tahoma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center"/>
      <style:text-properties style:font-name="Tahoma" style:font-name-complex="Tahoma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  <style:text-properties style:font-name="Tahoma" style:font-name-complex="Tahoma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  <style:text-properties style:font-name="Tahoma" style:font-name-complex="Tahoma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  <style:text-properties style:font-name="Tahoma" style:font-name-complex="Tahoma"/>
    </style:style>
    <style:style style:name="P422" style:parent-style-name="Standard" style:family="paragraph">
      <style:text-properties style:font-name="Tahoma" style:font-name-complex="Tahoma"/>
    </style:style>
    <style:style style:name="P423" style:parent-style-name="Standard" style:family="paragraph">
      <style:text-properties style:font-name="Tahoma" style:font-name-complex="Tahoma"/>
    </style:style>
    <style:style style:name="P424" style:parent-style-name="Standard" style:family="paragraph">
      <style:text-properties style:font-name="Tahoma" style:font-name-complex="Tahoma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426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427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428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429" style:parent-style-name="Standard" style:family="paragraph">
      <style:text-properties style:font-name="Tahoma" style:font-name-asian="Tahoma" style:font-name-complex="Tahoma"/>
    </style:style>
    <style:style style:name="T430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431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432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433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434" style:parent-style-name="Standard" style:family="paragraph">
      <style:text-properties style:font-name="Tahoma" style:font-name-complex="Tahoma" fo:font-style="italic" style:font-style-asian="italic" style:font-style-complex="italic" text:display="none"/>
    </style:style>
    <style:style style:name="T435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436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437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438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439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440" style:parent-style-name="Fuentedepárrafopredeter." style:family="text">
      <style:text-properties fo:font-style="italic" style:font-style-asian="italic" style:font-style-complex="italic"/>
    </style:style>
    <style:style style:name="T441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442" style:parent-style-name="Fuentedepárrafopredeter." style:family="text">
      <style:text-properties style:font-name="Tahoma" style:font-name-complex="Tahoma" fo:font-weight="bold" style:font-weight-asian="bold" fo:font-style="italic" style:font-style-asian="italic" style:font-style-complex="italic"/>
    </style:style>
    <style:style style:name="T443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444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445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446" style:parent-style-name="Standard" style:family="paragraph">
      <style:text-properties style:font-name="Tahoma" style:font-name-complex="Arial Unicode MS" fo:color="#545472"/>
    </style:style>
    <style:style style:name="P447" style:parent-style-name="Standard" style:family="paragraph">
      <style:text-properties style:font-name="Tahoma" style:font-name-complex="Arial Unicode MS" fo:color="#545472"/>
    </style:style>
    <style:style style:name="P448" style:parent-style-name="Standard" style:family="paragraph">
      <style:text-properties style:font-name="Tahoma" style:font-name-complex="Arial Unicode MS" fo:color="#545472"/>
    </style:style>
    <style:style style:name="P449" style:parent-style-name="Standard" style:family="paragraph">
      <style:text-properties style:font-name="Tahoma" style:font-name-complex="Arial Unicode MS" fo:color="#545472"/>
    </style:style>
    <style:style style:name="P450" style:parent-style-name="Standard" style:family="paragraph">
      <style:text-properties style:font-name="Tahoma" style:font-name-complex="Arial Unicode MS" fo:color="#545472"/>
    </style:style>
    <style:style style:name="P451" style:parent-style-name="Standard" style:family="paragraph">
      <style:text-properties style:font-name="Tahoma" style:font-name-complex="Arial Unicode MS" fo:color="#545472"/>
    </style:style>
    <style:style style:name="P452" style:parent-style-name="Standard" style:family="paragraph">
      <style:text-properties style:font-name="Tahoma" style:font-name-complex="Arial Unicode MS" fo:color="#545472"/>
    </style:style>
    <style:style style:name="P453" style:parent-style-name="Standard" style:family="paragraph">
      <style:text-properties style:font-name="Tahoma" style:font-name-complex="Arial Unicode MS" fo:color="#545472"/>
    </style:style>
    <style:style style:name="P454" style:parent-style-name="Standard" style:family="paragraph">
      <style:text-properties style:font-name="Tahoma" style:font-name-complex="Arial Unicode MS" fo:color="#545472"/>
    </style:style>
    <style:style style:name="P455" style:parent-style-name="Standard" style:family="paragraph">
      <style:text-properties style:font-name="Tahoma" style:font-name-complex="Arial Unicode MS" fo:color="#545472"/>
    </style:style>
    <style:style style:name="P456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457" style:parent-style-name="Standard" style:family="paragraph">
      <style:text-properties style:font-name="Tahoma" style:font-name-complex="Arial Unicode MS"/>
    </style:style>
    <style:style style:name="T458" style:parent-style-name="Fuentedepárrafopredeter." style:family="text">
      <style:text-properties style:font-name="Arial Unicode MS" style:font-name-complex="Arial Unicode MS"/>
    </style:style>
    <style:style style:name="T459" style:parent-style-name="Fuentedepárrafopredeter." style:family="text">
      <style:text-properties style:font-name="Wingdings" style:font-name-complex="Wingdings"/>
    </style:style>
    <style:style style:name="T460" style:parent-style-name="Fuentedepárrafopredeter." style:family="text">
      <style:text-properties style:font-name="Arial Unicode MS" style:font-name-complex="Arial Unicode MS"/>
    </style:style>
    <style:style style:name="T461" style:parent-style-name="Fuentedepárrafopredeter." style:family="text">
      <style:text-properties style:font-name="Arial Unicode MS" style:font-name-complex="Arial Unicode MS"/>
    </style:style>
    <style:style style:name="T462" style:parent-style-name="Fuentedepárrafopredeter." style:family="text">
      <style:text-properties style:font-name="Arial Unicode MS" style:font-name-complex="Arial Unicode MS"/>
    </style:style>
    <style:style style:name="T463" style:parent-style-name="Fuentedepárrafopredeter." style:family="text">
      <style:text-properties style:font-name="Wingdings" style:font-name-complex="Wingdings"/>
    </style:style>
    <style:style style:name="T464" style:parent-style-name="Fuentedepárrafopredeter." style:family="text">
      <style:text-properties style:font-name="Arial Unicode MS" style:font-name-complex="Arial Unicode MS"/>
    </style:style>
    <style:style style:name="T465" style:parent-style-name="Fuentedepárrafopredeter." style:family="text">
      <style:text-properties style:font-name="Arial Unicode MS" style:font-name-complex="Arial Unicode MS"/>
    </style:style>
    <style:style style:name="T466" style:parent-style-name="Fuentedepárrafopredeter." style:family="text">
      <style:text-properties style:font-name="Wingdings" style:font-name-complex="Wingdings"/>
    </style:style>
    <style:style style:name="T467" style:parent-style-name="Fuentedepárrafopredeter." style:family="text">
      <style:text-properties style:font-name="Arial Unicode MS" style:font-name-complex="Arial Unicode MS"/>
    </style:style>
    <style:style style:name="T468" style:parent-style-name="Fuentedepárrafopredeter." style:family="text">
      <style:text-properties style:font-name="Arial Unicode MS" style:font-name-complex="Arial Unicode MS"/>
    </style:style>
    <style:style style:name="T469" style:parent-style-name="Fuentedepárrafopredeter." style:family="text">
      <style:text-properties style:font-name="Wingdings" style:font-name-complex="Wingdings"/>
    </style:style>
    <style:style style:name="T470" style:parent-style-name="Fuentedepárrafopredeter." style:family="text">
      <style:text-properties style:font-name="Arial Unicode MS" style:font-name-complex="Arial Unicode MS"/>
    </style:style>
    <style:style style:name="T471" style:parent-style-name="Fuentedepárrafopredeter." style:family="text">
      <style:text-properties style:font-name="Arial Unicode MS" style:font-name-complex="Arial Unicode MS"/>
    </style:style>
    <style:style style:name="T472" style:parent-style-name="Fuentedepárrafopredeter." style:family="text">
      <style:text-properties style:font-name="Wingdings" style:font-name-complex="Wingdings"/>
    </style:style>
    <style:style style:name="T473" style:parent-style-name="Fuentedepárrafopredeter." style:family="text">
      <style:text-properties style:font-name="Arial Unicode MS" style:font-name-complex="Arial Unicode MS"/>
    </style:style>
    <style:style style:name="T474" style:parent-style-name="Fuentedepárrafopredeter." style:family="text">
      <style:text-properties style:font-name="Wingdings" style:font-name-complex="Wingdings"/>
    </style:style>
    <style:style style:name="T475" style:parent-style-name="Fuentedepárrafopredeter." style:family="text">
      <style:text-properties style:font-name="Arial Unicode MS" style:font-name-complex="Arial Unicode MS"/>
    </style:style>
    <style:style style:name="P476" style:parent-style-name="Standard" style:family="paragraph">
      <style:text-properties style:font-name="Tahoma" style:font-name-complex="Arial Unicode MS"/>
    </style:style>
    <style:style style:name="P477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478" style:parent-style-name="Standard" style:family="paragraph">
      <style:text-properties style:font-name="Tahoma" style:font-name-complex="Arial Unicode MS" fo:color="#545472"/>
    </style:style>
    <style:style style:name="P479" style:parent-style-name="Standard" style:family="paragraph">
      <style:text-properties style:font-name="Tahoma" style:font-name-complex="Tahoma"/>
    </style:style>
    <style:style style:name="P480" style:parent-style-name="Standard" style:family="paragraph">
      <style:text-properties style:font-name="Tahoma" style:font-name-complex="Tahoma"/>
    </style:style>
    <style:style style:name="P481" style:parent-style-name="Standard" style:family="paragraph">
      <style:text-properties style:font-name="Tahoma" style:font-name-complex="Tahoma"/>
    </style:style>
    <style:style style:name="P482" style:parent-style-name="Standard" style:family="paragraph">
      <style:text-properties style:font-name="Tahoma" style:font-name-complex="Tahoma"/>
    </style:style>
    <style:style style:name="P483" style:parent-style-name="Standard" style:family="paragraph">
      <style:text-properties style:font-name="Tahoma" style:font-name-complex="Tahoma"/>
    </style:style>
    <style:style style:name="P484" style:parent-style-name="Standard" style:family="paragraph">
      <style:text-properties style:font-name="Tahoma" style:font-name-complex="Tahoma"/>
    </style:style>
    <style:style style:name="T485" style:parent-style-name="Fuentedepárrafopredeter." style:family="text">
      <style:text-properties style:font-name="Tahoma" style:font-name-complex="Tahoma"/>
    </style:style>
    <style:style style:name="T486" style:parent-style-name="Fuentedepárrafopredeter." style:family="text">
      <style:text-properties style:font-name="Tahoma" style:font-name-asian="Wingdings" style:font-name-complex="Tahoma"/>
    </style:style>
    <style:style style:name="T487" style:parent-style-name="Fuentedepárrafopredeter." style:family="text">
      <style:text-properties style:font-name="Tahoma" style:font-name-complex="Tahoma"/>
    </style:style>
    <style:style style:name="T488" style:parent-style-name="Fuentedepárrafopredeter." style:family="text">
      <style:text-properties style:font-name="Tahoma" style:font-name-complex="Tahoma"/>
    </style:style>
    <style:style style:name="T489" style:parent-style-name="Fuentedepárrafopredeter." style:family="text">
      <style:text-properties style:font-name="Wingdings" style:font-name-asian="Wingdings" style:font-name-complex="Wingdings"/>
    </style:style>
    <style:style style:name="T490" style:parent-style-name="Fuentedepárrafopredeter." style:family="text">
      <style:text-properties style:font-name="Tahoma" style:font-name-complex="Tahoma"/>
    </style:style>
    <style:style style:name="P491" style:parent-style-name="Standard" style:family="paragraph">
      <style:text-properties style:font-name="Tahoma" style:font-name-complex="Tahoma"/>
    </style:style>
    <style:style style:name="T492" style:parent-style-name="Fuentedepárrafopredeter." style:family="text">
      <style:text-properties style:font-name="Tahoma" style:font-name-complex="Tahoma"/>
    </style:style>
    <style:style style:name="T493" style:parent-style-name="Fuentedepárrafopredeter." style:family="text">
      <style:text-properties style:font-name="Wingdings" style:font-name-asian="Wingdings" style:font-name-complex="Wingdings"/>
    </style:style>
    <style:style style:name="T494" style:parent-style-name="Fuentedepárrafopredeter." style:family="text">
      <style:text-properties style:font-name="Tahoma" style:font-name-complex="Tahoma"/>
    </style:style>
    <style:style style:name="T495" style:parent-style-name="Fuentedepárrafopredeter." style:family="text">
      <style:text-properties style:font-name="Tahoma" style:font-name-complex="Tahoma"/>
    </style:style>
    <style:style style:name="T496" style:parent-style-name="Fuentedepárrafopredeter." style:family="text">
      <style:text-properties style:font-name="Wingdings" style:font-name-asian="Wingdings" style:font-name-complex="Wingdings"/>
    </style:style>
    <style:style style:name="T497" style:parent-style-name="Fuentedepárrafopredeter." style:family="text">
      <style:text-properties style:font-name="Tahoma" style:font-name-complex="Tahoma"/>
    </style:style>
    <style:style style:name="T498" style:parent-style-name="Fuentedepárrafopredeter." style:family="text">
      <style:text-properties style:font-name="Tahoma" style:font-name-complex="Tahoma"/>
    </style:style>
    <style:style style:name="T499" style:parent-style-name="Fuentedepárrafopredeter." style:family="text">
      <style:text-properties style:font-name="Wingdings" style:font-name-asian="Wingdings" style:font-name-complex="Wingdings"/>
    </style:style>
    <style:style style:name="T500" style:parent-style-name="Fuentedepárrafopredeter." style:family="text">
      <style:text-properties style:font-name="Tahoma" style:font-name-complex="Tahoma"/>
    </style:style>
    <style:style style:name="P501" style:parent-style-name="Standard" style:family="paragraph">
      <style:text-properties style:font-name="Tahoma" style:font-name-complex="Tahoma"/>
    </style:style>
    <style:style style:name="P502" style:parent-style-name="Standard" style:family="paragraph">
      <style:text-properties style:font-name="Tahoma" style:font-name-complex="Tahoma"/>
    </style:style>
    <style:style style:name="P503" style:parent-style-name="Standard" style:family="paragraph">
      <style:paragraph-properties fo:margin-left="0.4916in">
        <style:tab-stops/>
      </style:paragraph-properties>
      <style:text-properties style:font-name="Tahoma" style:font-name-complex="Tahoma"/>
    </style:style>
    <style:style style:name="T504" style:parent-style-name="Fuentedepárrafopredeter." style:family="text">
      <style:text-properties style:font-name="Tahoma" style:font-name-complex="Tahoma"/>
    </style:style>
    <style:style style:name="T505" style:parent-style-name="Fuentedepárrafopredeter." style:family="text">
      <style:text-properties style:font-name="Tahoma" style:font-name-complex="Tahoma"/>
    </style:style>
    <style:style style:name="T506" style:parent-style-name="Fuentedepárrafopredeter." style:family="text">
      <style:text-properties style:font-name="Wingdings" style:font-name-asian="Wingdings" style:font-name-complex="Wingdings"/>
    </style:style>
    <style:style style:name="T507" style:parent-style-name="Fuentedepárrafopredeter." style:family="text">
      <style:text-properties style:font-name="Tahoma" style:font-name-complex="Tahoma"/>
    </style:style>
    <style:style style:name="P508" style:parent-style-name="Standard" style:family="paragraph">
      <style:text-properties style:font-name="Tahoma" style:font-name-complex="Tahoma"/>
    </style:style>
    <style:style style:name="P509" style:parent-style-name="Standard" style:family="paragraph">
      <style:text-properties style:font-name="Tahoma" style:font-name-complex="Tahoma"/>
    </style:style>
    <style:style style:name="T510" style:parent-style-name="Fuentedepárrafopredeter." style:family="text">
      <style:text-properties style:font-name="Tahoma" style:font-name-complex="Tahoma"/>
    </style:style>
    <style:style style:name="T511" style:parent-style-name="Fuentedepárrafopredeter." style:family="text">
      <style:text-properties style:font-name="Tahoma" style:font-name-complex="Tahoma"/>
    </style:style>
    <style:style style:name="T512" style:parent-style-name="Fuentedepárrafopredeter." style:family="text">
      <style:text-properties style:font-name="Wingdings" style:font-name-asian="Wingdings" style:font-name-complex="Wingdings"/>
    </style:style>
    <style:style style:name="T513" style:parent-style-name="Fuentedepárrafopredeter." style:family="text">
      <style:text-properties style:font-name="Tahoma" style:font-name-complex="Tahoma"/>
    </style:style>
    <style:style style:name="P514" style:parent-style-name="Standard" style:family="paragraph">
      <style:text-properties style:font-name="Tahoma" style:font-name-complex="Tahoma"/>
    </style:style>
    <style:style style:name="T515" style:parent-style-name="Fuentedepárrafopredeter." style:family="text">
      <style:text-properties style:font-name="Tahoma" style:font-name-complex="Tahoma"/>
    </style:style>
    <style:style style:name="T516" style:parent-style-name="Fuentedepárrafopredeter." style:family="text">
      <style:text-properties style:font-name="Wingdings" style:font-name-asian="Wingdings" style:font-name-complex="Wingdings"/>
    </style:style>
    <style:style style:name="T517" style:parent-style-name="Fuentedepárrafopredeter." style:family="text">
      <style:text-properties style:font-name="Tahoma" style:font-name-complex="Tahoma"/>
    </style:style>
    <style:style style:name="P518" style:parent-style-name="Standard" style:family="paragraph">
      <style:text-properties style:font-name="Tahoma" style:font-name-complex="Tahoma"/>
    </style:style>
    <style:style style:name="T519" style:parent-style-name="Fuentedepárrafopredeter." style:family="text">
      <style:text-properties style:font-name="Tahoma" style:font-name-complex="Tahoma"/>
    </style:style>
    <style:style style:name="T520" style:parent-style-name="Fuentedepárrafopredeter." style:family="text">
      <style:text-properties style:font-name="Wingdings" style:font-name-asian="Wingdings" style:font-name-complex="Wingdings"/>
    </style:style>
    <style:style style:name="T521" style:parent-style-name="Fuentedepárrafopredeter." style:family="text">
      <style:text-properties style:font-name="Tahoma" style:font-name-complex="Tahoma"/>
    </style:style>
    <style:style style:name="P522" style:parent-style-name="Standard" style:family="paragraph">
      <style:text-properties style:font-name="Tahoma" style:font-name-complex="Tahoma"/>
    </style:style>
    <style:style style:name="P523" style:parent-style-name="Standard" style:family="paragraph">
      <style:text-properties style:font-name="Tahoma" style:font-name-complex="Tahoma"/>
    </style:style>
    <style:style style:name="P524" style:parent-style-name="Standard" style:family="paragraph">
      <style:text-properties style:font-name="Tahoma" style:font-name-complex="Tahoma"/>
    </style:style>
    <style:style style:name="P525" style:parent-style-name="Standard" style:family="paragraph">
      <style:text-properties style:font-name="Tahoma" style:font-name-complex="Tahoma"/>
    </style:style>
    <style:style style:name="P526" style:parent-style-name="Standard" style:family="paragraph">
      <style:text-properties style:font-name="Tahoma" style:font-name-complex="Tahoma"/>
    </style:style>
    <style:style style:name="P527" style:parent-style-name="Standard" style:family="paragraph">
      <style:text-properties style:font-name="Tahoma" style:font-name-complex="Arial Unicode MS" fo:color="#545472"/>
    </style:style>
    <style:style style:name="P528" style:parent-style-name="Standard" style:family="paragraph">
      <style:text-properties style:font-name="Tahoma" style:font-name-complex="Arial Unicode MS" fo:color="#545472"/>
    </style:style>
    <style:style style:name="P529" style:parent-style-name="Standard" style:family="paragraph">
      <style:text-properties style:font-name="Tahoma" style:font-name-complex="Arial Unicode MS" fo:color="#545472"/>
    </style:style>
    <style:style style:name="P530" style:parent-style-name="Standard" style:family="paragraph">
      <style:text-properties style:font-name="Tahoma" style:font-name-complex="Arial Unicode MS" fo:color="#545472"/>
    </style:style>
    <style:style style:name="P531" style:parent-style-name="Standard" style:family="paragraph">
      <style:text-properties style:font-name="Tahoma" style:font-name-complex="Arial Unicode MS" fo:color="#545472"/>
    </style:style>
    <style:style style:name="P532" style:parent-style-name="Standard" style:family="paragraph">
      <style:text-properties style:font-name="Tahoma" style:font-name-complex="Arial Unicode MS" fo:color="#545472"/>
    </style:style>
    <style:style style:name="P533" style:parent-style-name="Standard" style:family="paragraph">
      <style:text-properties style:font-name="Tahoma" style:font-name-complex="Arial Unicode MS" fo:color="#545472"/>
    </style:style>
    <style:style style:name="P534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535" style:parent-style-name="Standard" style:family="paragraph">
      <style:paragraph-properties fo:text-align="justify"/>
      <style:text-properties style:font-name="Tahoma" style:font-name-complex="Tahoma" fo:font-style="italic" style:font-style-asian="italic" style:font-style-complex="italic" fo:color="#545472"/>
    </style:style>
    <style:style style:name="P536" style:parent-style-name="Standard" style:family="paragraph">
      <style:text-properties style:font-name="Tahoma" style:font-name-complex="Arial Unicode MS" fo:color="#545472"/>
    </style:style>
    <style:style style:name="P537" style:parent-style-name="Standard" style:family="paragraph">
      <style:text-properties style:font-name="Tahoma" style:font-name-complex="Arial Unicode MS" fo:color="#545472"/>
    </style:style>
    <style:style style:name="P538" style:parent-style-name="Standard" style:family="paragraph">
      <style:text-properties style:font-name="Tahoma" style:font-name-complex="Arial Unicode MS" fo:color="#545472"/>
    </style:style>
    <style:style style:name="TableColumn540" style:family="table-column">
      <style:table-column-properties style:column-width="1.1993in"/>
    </style:style>
    <style:style style:name="TableColumn541" style:family="table-column">
      <style:table-column-properties style:column-width="0.6402in"/>
    </style:style>
    <style:style style:name="TableColumn542" style:family="table-column">
      <style:table-column-properties style:column-width="0.6402in"/>
    </style:style>
    <style:style style:name="TableColumn543" style:family="table-column">
      <style:table-column-properties style:column-width="1.3847in"/>
    </style:style>
    <style:style style:name="TableColumn544" style:family="table-column">
      <style:table-column-properties style:column-width="1.3847in"/>
    </style:style>
    <style:style style:name="TableColumn545" style:family="table-column">
      <style:table-column-properties style:column-width="0.8506in"/>
    </style:style>
    <style:style style:name="Table539" style:family="table">
      <style:table-properties style:width="6.1in" fo:margin-left="0in" table:align="lef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  <style:text-properties style:font-name="Tahoma" style:font-name-complex="Arial Unicode MS" fo:font-weight="bold" style:font-weight-asian="bold" style:font-weight-complex="bold" fo:color="#000000" fo:font-size="11.5pt" style:font-size-asian="11.5pt" style:font-size-complex="11.5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center"/>
      <style:text-properties style:font-name="Tahoma" style:font-name-complex="Arial Unicode MS" fo:font-weight="bold" style:font-weight-asian="bold" style:font-weight-complex="bold" fo:color="#000000" fo:font-size="11.5pt" style:font-size-asian="11.5pt" style:font-size-complex="11.5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center"/>
      <style:text-properties style:font-name="Tahoma" style:font-name-complex="Arial Unicode MS" fo:font-weight="bold" style:font-weight-asian="bold" style:font-weight-complex="bold" fo:color="#000000" fo:font-size="11.5pt" style:font-size-asian="11.5pt" style:font-size-complex="11.5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center"/>
      <style:text-properties style:font-name="Tahoma" style:font-name-complex="Arial Unicode MS" fo:font-weight="bold" style:font-weight-asian="bold" style:font-weight-complex="bold" fo:color="#000000" fo:font-size="11.5pt" style:font-size-asian="11.5pt" style:font-size-complex="11.5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text-align="center"/>
      <style:text-properties style:font-name="Tahoma" style:font-name-complex="Arial Unicode MS" fo:font-weight="bold" style:font-weight-asian="bold" style:font-weight-complex="bold" fo:color="#000000" fo:font-size="11.5pt" style:font-size-asian="11.5pt" style:font-size-complex="11.5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center"/>
      <style:text-properties style:font-name="Tahoma" style:font-name-complex="Arial Unicode MS" fo:font-weight="bold" style:font-weight-asian="bold" style:font-weight-complex="bold" fo:color="#000000" fo:font-size="11.5pt" style:font-size-asian="11.5pt" style:font-size-complex="11.5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  <style:text-properties style:font-name="Tahoma" style:font-name-complex="Arial Unicode MS" fo:color="#000000" fo:font-size="11.5pt" style:font-size-asian="11.5pt" style:font-size-complex="11.5pt"/>
    </style:style>
    <style:style style:name="P702" style:parent-style-name="Standard" style:family="paragraph">
      <style:paragraph-properties fo:text-align="center"/>
      <style:text-properties style:font-name="Tahoma" style:font-name-complex="Arial Unicode MS" fo:color="#545472"/>
    </style:style>
    <style:style style:name="P703" style:parent-style-name="Standard" style:family="paragraph">
      <style:text-properties style:font-name="Tahoma" style:font-name-complex="Arial Unicode MS" fo:color="#545472"/>
    </style:style>
    <style:style style:name="P704" style:parent-style-name="Standard" style:family="paragraph">
      <style:text-properties style:font-name="Tahoma" style:font-name-complex="Arial Unicode MS" fo:color="#545472"/>
    </style:style>
    <style:style style:name="P705" style:parent-style-name="Standard" style:family="paragraph">
      <style:text-properties style:font-name="Tahoma" style:font-name-complex="Arial Unicode MS" fo:color="#545472"/>
    </style:style>
    <style:style style:name="P706" style:parent-style-name="Standard" style:family="paragraph">
      <style:text-properties style:font-name="Tahoma" style:font-name-complex="Arial Unicode MS" fo:color="#545472"/>
    </style:style>
    <style:style style:name="P707" style:parent-style-name="Standard" style:family="paragraph">
      <style:text-properties style:font-name="Tahoma" style:font-name-complex="Arial Unicode MS" fo:color="#545472"/>
    </style:style>
    <style:style style:name="P708" style:parent-style-name="Standard" style:family="paragraph">
      <style:text-properties style:font-name="Tahoma" style:font-name-complex="Arial Unicode MS" fo:color="#545472"/>
    </style:style>
    <style:style style:name="P709" style:parent-style-name="Standard" style:family="paragraph">
      <style:text-properties style:font-name="Tahoma" style:font-name-complex="Arial Unicode MS" fo:color="#545472"/>
    </style:style>
    <style:style style:name="P710" style:parent-style-name="Standard" style:family="paragraph">
      <style:text-properties style:font-name="Tahoma" style:font-name-complex="Arial Unicode MS" fo:color="#545472"/>
    </style:style>
    <style:style style:name="P711" style:parent-style-name="Standard" style:family="paragraph">
      <style:text-properties style:font-name="Tahoma" style:font-name-complex="Arial Unicode MS" fo:color="#545472"/>
    </style:style>
    <style:style style:name="P712" style:parent-style-name="Standard" style:family="paragraph">
      <style:text-properties style:font-name="Tahoma" style:font-name-complex="Arial Unicode MS" fo:font-weight="bold" style:font-weight-asian="bold" style:font-weight-complex="bold" fo:color="#545472" style:text-underline-type="single" style:text-underline-style="solid" style:text-underline-width="auto" style:text-underline-mode="continuous"/>
    </style:style>
    <style:style style:name="P713" style:parent-style-name="Standard" style:family="paragraph">
      <style:paragraph-properties fo:break-before="page"/>
      <style:text-properties style:font-name="Tahoma" style:font-name-complex="Tahoma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14" style:parent-style-name="Standard" style:family="paragraph">
      <style:text-properties style:font-name="Tahoma" style:font-name-complex="Tahoma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15" style:parent-style-name="Standard" style:family="paragraph">
      <style:text-properties style:font-name="Tahoma" style:font-name-complex="Tahoma" fo:font-size="14pt" style:font-size-asian="14pt"/>
    </style:style>
    <style:style style:name="P716" style:parent-style-name="Standard" style:family="paragraph">
      <style:paragraph-properties fo:text-align="justify"/>
      <style:text-properties style:font-name="Tahoma" style:font-name-complex="Tahoma" fo:font-size="14pt" style:font-size-asian="14pt"/>
    </style:style>
    <style:style style:name="P717" style:parent-style-name="Standard" style:family="paragraph">
      <style:text-properties style:font-name="Tahoma" style:font-name-complex="Tahoma" fo:font-size="14pt" style:font-size-asian="14pt"/>
    </style:style>
    <style:style style:name="P718" style:parent-style-name="Standard" style:family="paragraph">
      <style:text-properties style:font-name="Tahoma" style:font-name-complex="Tahoma" fo:font-size="14pt" style:font-size-asian="14pt"/>
    </style:style>
    <style:style style:name="P719" style:parent-style-name="Standard" style:family="paragraph">
      <style:text-properties style:font-name="Tahoma" style:font-name-complex="Tahoma" fo:font-size="14pt" style:font-size-asian="14pt"/>
    </style:style>
    <style:style style:name="P720" style:parent-style-name="Standard" style:family="paragraph">
      <style:text-properties style:font-name="Tahoma" style:font-name-complex="Tahoma" fo:font-size="14pt" style:font-size-asian="14pt"/>
    </style:style>
    <style:style style:name="P721" style:parent-style-name="Standard" style:family="paragraph">
      <style:text-properties style:font-name="Tahoma" style:font-name-complex="Tahoma" fo:font-size="14pt" style:font-size-asian="14pt"/>
    </style:style>
    <style:style style:name="P722" style:parent-style-name="Standard" style:family="paragraph">
      <style:text-properties style:font-name="Tahoma" style:font-name-complex="Tahoma" fo:font-size="14pt" style:font-size-asian="14pt"/>
    </style:style>
    <style:style style:name="P723" style:parent-style-name="Standard" style:family="paragraph">
      <style:text-properties style:font-name="Tahoma" style:font-name-complex="Tahoma" fo:font-size="14pt" style:font-size-asian="14pt"/>
    </style:style>
    <style:style style:name="P724" style:parent-style-name="Standard" style:family="paragraph">
      <style:text-properties style:font-name="Tahoma" style:font-name-complex="Tahoma" fo:font-size="14pt" style:font-size-asian="14pt"/>
    </style:style>
    <style:style style:name="P725" style:parent-style-name="Standard" style:family="paragraph">
      <style:text-properties style:font-name="Tahoma" style:font-name-complex="Tahoma" fo:font-size="14pt" style:font-size-asian="14pt"/>
    </style:style>
    <style:style style:name="P726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727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28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29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30" style:parent-style-name="Fuentedepárrafopredeter." style:family="text">
      <style:text-properties style:font-name="Tahoma" style:font-name-complex="Tahoma"/>
    </style:style>
    <style:style style:name="T731" style:parent-style-name="Fuentedepárrafopredeter." style:family="text">
      <style:text-properties style:font-name="Tahoma" style:font-name-complex="Tahoma"/>
    </style:style>
    <style:style style:name="T732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33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34" style:parent-style-name="Fuentedepárrafopredeter." style:family="text">
      <style:text-properties style:font-name="Tahoma" style:font-name-complex="Tahoma"/>
    </style:style>
    <style:style style:name="P735" style:parent-style-name="Standard" style:family="paragraph">
      <style:text-properties style:font-name="Tahoma" style:font-name-complex="Tahoma" fo:font-style="italic" style:font-style-asian="italic" style:font-style-complex="italic" text:display="none"/>
    </style:style>
    <style:style style:name="T736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37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38" style:parent-style-name="Fuentedepárrafopredeter." style:family="text">
      <style:text-properties style:font-name="Tahoma" style:font-name-complex="Tahoma"/>
    </style:style>
    <style:style style:name="T739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40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741" style:parent-style-name="Fuentedepárrafopredeter." style:family="text">
      <style:text-properties style:font-name="Tahoma" style:font-name-complex="Tahoma"/>
    </style:style>
    <style:style style:name="P742" style:parent-style-name="Standard" style:family="paragraph">
      <style:text-properties style:font-name="Tahoma" style:font-name-asian="Tahoma" style:font-name-complex="Tahoma"/>
    </style:style>
    <style:style style:name="P743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744" style:parent-style-name="Standard" style:family="paragraph">
      <style:text-properties style:font-name="Tahoma" style:font-name-complex="Tahoma"/>
    </style:style>
    <style:style style:name="TableColumn746" style:family="table-column">
      <style:table-column-properties style:column-width="2.9493in"/>
    </style:style>
    <style:style style:name="TableColumn747" style:family="table-column">
      <style:table-column-properties style:column-width="2.9493in"/>
    </style:style>
    <style:style style:name="Table745" style:family="table">
      <style:table-properties style:width="5.8986in" fo:margin-left="0in" table:align="left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  <style:text-properties style:font-name="Tahoma" style:font-name-complex="Tahoma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  <style:text-properties style:font-name="Tahoma" style:font-name-complex="Tahoma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center"/>
      <style:text-properties style:font-name="Tahoma" style:font-name-complex="Tahoma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  <style:text-properties style:font-name="Tahoma" style:font-name-complex="Tahoma"/>
    </style:style>
    <style:style style:name="P763" style:parent-style-name="Standard" style:family="paragraph">
      <style:paragraph-properties fo:text-align="center"/>
      <style:text-properties style:font-name="Tahoma" style:font-name-complex="Tahoma"/>
    </style:style>
    <style:style style:name="P764" style:parent-style-name="Standard" style:family="paragraph">
      <style:paragraph-properties fo:text-align="center"/>
      <style:text-properties style:font-name="Tahoma" style:font-name-complex="Tahoma"/>
    </style:style>
    <style:style style:name="P765" style:parent-style-name="Standard" style:family="paragraph">
      <style:paragraph-properties fo:text-align="center"/>
      <style:text-properties style:font-name="Tahoma" style:font-name-complex="Tahoma"/>
    </style:style>
    <style:style style:name="P766" style:parent-style-name="Standard" style:family="paragraph">
      <style:text-properties style:font-name="Tahoma" style:font-name-complex="Tahoma"/>
    </style:style>
    <style:style style:name="P767" style:parent-style-name="Standard" style:family="paragraph">
      <style:paragraph-properties fo:margin-left="0.0104in" fo:text-indent="-0.0208in">
        <style:tab-stops/>
      </style:paragraph-properties>
    </style:style>
    <style:style style:name="T768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769" style:parent-style-name="Standard" style:family="paragraph">
      <style:paragraph-properties fo:text-align="justify"/>
      <style:text-properties style:font-name="Tahoma" style:font-name-complex="Tahoma" fo:font-style="italic" style:font-style-asian="italic" style:font-style-complex="italic"/>
    </style:style>
    <style:style style:name="P770" style:parent-style-name="Standard" style:family="paragraph">
      <style:text-properties style:font-name="Tahoma" style:font-name-complex="Tahoma"/>
    </style:style>
    <style:style style:name="P771" style:parent-style-name="Standard" style:family="paragraph">
      <style:text-properties style:font-name="Tahoma" style:font-name-complex="Tahoma"/>
    </style:style>
    <style:style style:name="P772" style:parent-style-name="Standard" style:family="paragraph">
      <style:text-properties style:font-name="Tahoma" style:font-name-complex="Tahoma"/>
    </style:style>
    <style:style style:name="P773" style:parent-style-name="Standard" style:family="paragraph">
      <style:text-properties style:font-name="Tahoma" style:font-name-complex="Tahoma"/>
    </style:style>
    <style:style style:name="T774" style:parent-style-name="Fuentedepárrafopredeter." style:family="text">
      <style:text-properties style:font-name="Tahoma" style:font-name-complex="Tahoma"/>
    </style:style>
    <style:style style:name="T775" style:parent-style-name="Fuentedepárrafopredeter." style:family="text">
      <style:text-properties style:font-name="Wingdings" style:font-name-asian="Wingdings" style:font-name-complex="Wingdings"/>
    </style:style>
    <style:style style:name="T776" style:parent-style-name="Fuentedepárrafopredeter." style:family="text">
      <style:text-properties style:font-name="Tahoma" style:font-name-complex="Tahoma"/>
    </style:style>
    <style:style style:name="T777" style:parent-style-name="Fuentedepárrafopredeter." style:family="text">
      <style:text-properties style:font-name="Tahoma" style:font-name-complex="Tahoma"/>
    </style:style>
    <style:style style:name="T778" style:parent-style-name="Fuentedepárrafopredeter." style:family="text">
      <style:text-properties style:font-name="Wingdings" style:font-name-asian="Wingdings" style:font-name-complex="Wingdings"/>
    </style:style>
    <style:style style:name="T779" style:parent-style-name="Fuentedepárrafopredeter." style:family="text">
      <style:text-properties style:font-name="Tahoma" style:font-name-complex="Tahoma"/>
    </style:style>
    <style:style style:name="P780" style:parent-style-name="Standard" style:family="paragraph">
      <style:text-properties style:font-name="Tahoma" style:font-name-complex="Tahoma"/>
    </style:style>
    <style:style style:name="P781" style:parent-style-name="Standard" style:family="paragraph">
      <style:text-properties style:font-name="Tahoma" style:font-name-complex="Tahoma"/>
    </style:style>
    <style:style style:name="T782" style:parent-style-name="Fuentedepárrafopredeter." style:family="text">
      <style:text-properties style:font-name="Tahoma" style:font-name-complex="Tahoma"/>
    </style:style>
    <style:style style:name="T783" style:parent-style-name="Fuentedepárrafopredeter." style:family="text">
      <style:text-properties style:font-name="Tahoma" style:font-name-complex="Tahoma"/>
    </style:style>
    <style:style style:name="P784" style:parent-style-name="Standard" style:family="paragraph">
      <style:text-properties style:font-name="Tahoma" style:font-name-complex="Tahoma"/>
    </style:style>
    <style:style style:name="P785" style:parent-style-name="Standard" style:family="paragraph">
      <style:paragraph-properties fo:margin-left="0.4916in" fo:text-indent="0.4916in">
        <style:tab-stops/>
      </style:paragraph-properties>
      <style:text-properties style:font-name="Tahoma" style:font-name-complex="Tahoma"/>
    </style:style>
    <style:style style:name="P786" style:parent-style-name="Standard" style:family="paragraph">
      <style:text-properties style:font-name="Tahoma" style:font-name-complex="Tahoma"/>
    </style:style>
    <style:style style:name="T787" style:parent-style-name="Fuentedepárrafopredeter." style:family="text">
      <style:text-properties style:font-name="Tahoma" style:font-name-complex="Tahoma"/>
    </style:style>
    <style:style style:name="T788" style:parent-style-name="Fuentedepárrafopredeter." style:family="text">
      <style:text-properties style:font-name="Tahoma" style:font-name-complex="Tahoma"/>
    </style:style>
    <style:style style:name="T789" style:parent-style-name="Fuentedepárrafopredeter." style:family="text">
      <style:text-properties style:font-name="Tahoma" style:font-name-complex="Tahoma"/>
    </style:style>
    <style:style style:name="P790" style:parent-style-name="Standard" style:family="paragraph">
      <style:paragraph-properties fo:text-indent="0.4916in"/>
      <style:text-properties style:font-name="Tahoma" style:font-name-complex="Tahoma"/>
    </style:style>
    <style:style style:name="P791" style:parent-style-name="Standard" style:family="paragraph">
      <style:paragraph-properties fo:text-indent="0.4916in"/>
      <style:text-properties style:font-name="Tahoma" style:font-name-complex="Tahoma"/>
    </style:style>
    <style:style style:name="P792" style:parent-style-name="Standard" style:family="paragraph">
      <style:paragraph-properties fo:text-indent="0.4916in"/>
    </style:style>
    <style:style style:name="T793" style:parent-style-name="Fuentedepárrafopredeter." style:family="text">
      <style:text-properties style:font-name="Tahoma" style:font-name-complex="Tahoma"/>
    </style:style>
    <style:style style:name="T794" style:parent-style-name="Fuentedepárrafopredeter." style:family="text">
      <style:text-properties style:font-name="Wingdings" style:font-name-asian="Wingdings" style:font-name-complex="Wingdings"/>
    </style:style>
    <style:style style:name="T795" style:parent-style-name="Fuentedepárrafopredeter." style:family="text">
      <style:text-properties style:font-name="Tahoma" style:font-name-complex="Tahoma"/>
    </style:style>
    <style:style style:name="P796" style:parent-style-name="Standard" style:family="paragraph">
      <style:paragraph-properties fo:text-indent="0.4916in"/>
    </style:style>
    <style:style style:name="T797" style:parent-style-name="Fuentedepárrafopredeter." style:family="text">
      <style:text-properties style:font-name="Tahoma" style:font-name-complex="Tahoma"/>
    </style:style>
    <style:style style:name="T798" style:parent-style-name="Fuentedepárrafopredeter." style:family="text">
      <style:text-properties style:font-name="Wingdings" style:font-name-asian="Wingdings" style:font-name-complex="Wingdings"/>
    </style:style>
    <style:style style:name="T799" style:parent-style-name="Fuentedepárrafopredeter." style:family="text">
      <style:text-properties style:font-name="Tahoma" style:font-name-complex="Tahoma"/>
    </style:style>
    <style:style style:name="P800" style:parent-style-name="Standard" style:family="paragraph">
      <style:text-properties style:font-name="Tahoma" style:font-name-complex="Tahoma"/>
    </style:style>
    <style:style style:name="P801" style:parent-style-name="Standard" style:family="paragraph">
      <style:paragraph-properties fo:text-indent="0.4916in"/>
      <style:text-properties style:font-name="Tahoma" style:font-name-complex="Tahoma"/>
    </style:style>
    <style:style style:name="P802" style:parent-style-name="Standard" style:family="paragraph">
      <style:text-properties style:font-name="Tahoma" style:font-name-complex="Tahoma"/>
    </style:style>
    <style:style style:name="P803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804" style:parent-style-name="Standard" style:family="paragraph">
      <style:paragraph-properties fo:text-align="justify"/>
      <style:text-properties style:font-name="Tahoma" style:font-name-complex="Tahoma" fo:font-style="italic" style:font-style-asian="italic" style:font-style-complex="italic"/>
    </style:style>
    <style:style style:name="P805" style:parent-style-name="Standard" style:family="paragraph">
      <style:text-properties style:font-name="Tahoma" style:font-name-complex="Tahoma"/>
    </style:style>
    <style:style style:name="P806" style:parent-style-name="Standard" style:family="paragraph">
      <style:text-properties style:font-name="Tahoma" style:font-name-complex="Tahoma"/>
    </style:style>
    <style:style style:name="P807" style:parent-style-name="Standard" style:family="paragraph">
      <style:text-properties style:font-name="Tahoma" style:font-name-complex="Tahoma"/>
    </style:style>
    <style:style style:name="TableColumn809" style:family="table-column">
      <style:table-column-properties style:column-width="1.2437in"/>
    </style:style>
    <style:style style:name="TableColumn810" style:family="table-column">
      <style:table-column-properties style:column-width="0.9368in"/>
    </style:style>
    <style:style style:name="TableColumn811" style:family="table-column">
      <style:table-column-properties style:column-width="0.8708in"/>
    </style:style>
    <style:style style:name="TableColumn812" style:family="table-column">
      <style:table-column-properties style:column-width="0.9729in"/>
    </style:style>
    <style:style style:name="TableColumn813" style:family="table-column">
      <style:table-column-properties style:column-width="0.9138in"/>
    </style:style>
    <style:style style:name="TableColumn814" style:family="table-column">
      <style:table-column-properties style:column-width="0.9604in"/>
    </style:style>
    <style:style style:name="Table808" style:family="table">
      <style:table-properties style:width="5.8986in" fo:margin-left="0in" table:align="left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text-align="center"/>
      <style:text-properties style:font-name="Tahoma" style:font-name-complex="Tahoma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text-align="center"/>
      <style:text-properties style:font-name="Tahoma" style:font-name-complex="Tahoma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text-align="center"/>
      <style:text-properties style:font-name="Tahoma" style:font-name-complex="Tahoma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text-align="center"/>
      <style:text-properties style:font-name="Tahoma" style:font-name-complex="Tahoma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text-align="center"/>
      <style:text-properties style:font-name="Tahoma" style:font-name-complex="Tahoma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text-align="center"/>
      <style:text-properties style:font-name="Tahoma" style:font-name-complex="Tahoma"/>
    </style:style>
    <style:style style:name="TableRow841" style:family="table-row">
      <style:table-row-properties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text-align="center"/>
      <style:text-properties style:font-name="Tahoma" style:font-name-complex="Tahoma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text-align="center"/>
      <style:text-properties style:font-name="Tahoma" style:font-name-complex="Tahoma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text-align="center"/>
      <style:text-properties style:font-name="Tahoma" style:font-name-complex="Tahoma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/>
      <style:text-properties style:font-name="Tahoma" style:font-name-complex="Tahoma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text-align="center"/>
      <style:text-properties style:font-name="Tahoma" style:font-name-complex="Tahoma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text-align="center"/>
      <style:text-properties style:font-name="Tahoma" style:font-name-complex="Tahoma"/>
    </style:style>
    <style:style style:name="TableRow854" style:family="table-row">
      <style:table-row-properties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text-align="center"/>
      <style:text-properties style:font-name="Tahoma" style:font-name-complex="Tahoma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text-align="center"/>
      <style:text-properties style:font-name="Tahoma" style:font-name-complex="Tahoma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text-align="center"/>
      <style:text-properties style:font-name="Tahoma" style:font-name-complex="Tahoma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text-align="center"/>
      <style:text-properties style:font-name="Tahoma" style:font-name-complex="Tahoma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text-align="center"/>
      <style:text-properties style:font-name="Tahoma" style:font-name-complex="Tahoma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text-align="center"/>
      <style:text-properties style:font-name="Tahoma" style:font-name-complex="Tahoma"/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text-align="center"/>
      <style:text-properties style:font-name="Tahoma" style:font-name-complex="Tahoma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text-align="center"/>
      <style:text-properties style:font-name="Tahoma" style:font-name-complex="Tahoma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text-align="center"/>
      <style:text-properties style:font-name="Tahoma" style:font-name-complex="Tahoma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text-align="center"/>
      <style:text-properties style:font-name="Tahoma" style:font-name-complex="Tahoma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text-align="center"/>
      <style:text-properties style:font-name="Tahoma" style:font-name-complex="Tahoma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text-align="center"/>
      <style:text-properties style:font-name="Tahoma" style:font-name-complex="Tahoma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text-align="center"/>
      <style:text-properties style:font-name="Tahoma" style:font-name-complex="Tahoma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text-align="center"/>
      <style:text-properties style:font-name="Tahoma" style:font-name-complex="Tahoma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text-align="center"/>
      <style:text-properties style:font-name="Tahoma" style:font-name-complex="Tahoma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text-align="center"/>
      <style:text-properties style:font-name="Tahoma" style:font-name-complex="Tahoma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text-align="center"/>
      <style:text-properties style:font-name="Tahoma" style:font-name-complex="Tahoma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text-align="center"/>
      <style:text-properties style:font-name="Tahoma" style:font-name-complex="Tahoma"/>
    </style:style>
    <style:style style:name="TableRow893" style:family="table-row">
      <style:table-row-properties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text-align="center"/>
      <style:text-properties style:font-name="Tahoma" style:font-name-complex="Tahoma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text-align="center"/>
      <style:text-properties style:font-name="Tahoma" style:font-name-complex="Tahoma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text-align="center"/>
      <style:text-properties style:font-name="Tahoma" style:font-name-complex="Tahoma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text-align="center"/>
      <style:text-properties style:font-name="Tahoma" style:font-name-complex="Tahoma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text-align="center"/>
      <style:text-properties style:font-name="Tahoma" style:font-name-complex="Tahoma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text-align="center"/>
      <style:text-properties style:font-name="Tahoma" style:font-name-complex="Tahoma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text-align="center"/>
      <style:text-properties style:font-name="Tahoma" style:font-name-complex="Tahoma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text-align="center"/>
      <style:text-properties style:font-name="Tahoma" style:font-name-complex="Tahoma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text-align="center"/>
      <style:text-properties style:font-name="Tahoma" style:font-name-complex="Tahoma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text-align="center"/>
      <style:text-properties style:font-name="Tahoma" style:font-name-complex="Tahoma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text-align="center"/>
      <style:text-properties style:font-name="Tahoma" style:font-name-complex="Tahoma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center"/>
      <style:text-properties style:font-name="Tahoma" style:font-name-complex="Tahoma"/>
    </style:style>
    <style:style style:name="P919" style:parent-style-name="Standard" style:family="paragraph">
      <style:text-properties style:font-name="Tahoma" style:font-name-complex="Tahoma"/>
    </style:style>
    <style:style style:name="P920" style:parent-style-name="Standard" style:family="paragraph">
      <style:text-properties style:font-name="Tahoma" style:font-name-complex="Tahoma"/>
    </style:style>
    <style:style style:name="P921" style:parent-style-name="Standard" style:family="paragraph">
      <style:text-properties style:font-name="Tahoma" style:font-name-complex="Tahoma"/>
    </style:style>
    <style:style style:name="P922" style:parent-style-name="Título1" style:family="paragraph">
      <style:paragraph-properties fo:break-before="page" fo:margin-left="0.3in" fo:text-indent="-0.3in">
        <style:tab-stops/>
      </style:paragraph-properties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P923" style:parent-style-name="Título1" style:family="paragraph">
      <style:paragraph-properties fo:margin-left="0.3in" fo:text-indent="-0.3in">
        <style:tab-stops/>
      </style:paragraph-properties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P924" style:parent-style-name="Standard" style:family="paragraph">
      <style:paragraph-properties fo:text-align="justify"/>
      <style:text-properties style:font-name="Tahoma" style:font-name-complex="Tahoma" fo:font-size="14pt" style:font-size-asian="14pt"/>
    </style:style>
    <style:style style:name="P925" style:parent-style-name="Standard" style:family="paragraph">
      <style:paragraph-properties fo:text-align="justify"/>
    </style:style>
    <style:style style:name="T926" style:parent-style-name="Fuentedepárrafopredeter." style:family="text">
      <style:text-properties style:font-name="Tahoma" style:font-name-complex="Tahoma" fo:font-size="14pt" style:font-size-asian="14pt"/>
    </style:style>
    <style:style style:name="T927" style:parent-style-name="Fuentedepárrafopredeter." style:family="text">
      <style:text-properties style:font-name="Tahoma" style:font-name-complex="Tahoma" fo:font-size="14pt" style:font-size-asian="14pt"/>
    </style:style>
    <style:style style:name="T928" style:parent-style-name="Fuentedepárrafopredeter." style:family="text">
      <style:text-properties style:font-name="Tahoma" fo:font-size="14pt" style:font-size-asian="14pt"/>
    </style:style>
    <style:style style:name="T929" style:parent-style-name="Fuentedepárrafopredeter." style:family="text">
      <style:text-properties style:font-name="Tahoma" style:font-name-complex="Tahoma" fo:font-size="14pt" style:font-size-asian="14pt"/>
    </style:style>
    <style:style style:name="T930" style:parent-style-name="Fuentedepárrafopredeter." style:family="text">
      <style:text-properties style:font-name="Tahoma" fo:font-size="14pt" style:font-size-asian="14pt"/>
    </style:style>
    <style:style style:name="T931" style:parent-style-name="Fuentedepárrafopredeter." style:family="text">
      <style:text-properties style:font-name="Tahoma" style:font-name-complex="Tahoma" fo:font-size="14pt" style:font-size-asian="14pt"/>
    </style:style>
    <style:style style:name="P932" style:parent-style-name="Título1" style:family="paragraph">
      <style:paragraph-properties fo:margin-left="0.3in" fo:text-indent="-0.3in">
        <style:tab-stops/>
      </style:paragraph-properties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P933" style:parent-style-name="Standard" style:family="paragraph">
      <style:text-properties style:font-name="Tahoma" style:font-name-complex="Tahoma" fo:font-size="14pt" style:font-size-asian="14pt"/>
    </style:style>
    <style:style style:name="P934" style:parent-style-name="Standard" style:family="paragraph">
      <style:text-properties style:font-name="Tahoma" style:font-name-complex="Tahoma" fo:font-size="14pt" style:font-size-asian="14pt"/>
    </style:style>
    <style:style style:name="P935" style:parent-style-name="Standard" style:family="paragraph">
      <style:text-properties style:font-name="Tahoma" style:font-name-complex="Tahoma" fo:font-size="14pt" style:font-size-asian="14pt"/>
    </style:style>
    <style:style style:name="P936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937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938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939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940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941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942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943" style:parent-style-name="Standard" style:family="paragraph">
      <style:text-properties style:font-name="Tahoma" style:font-name-complex="Tahoma" fo:font-style="italic" style:font-style-asian="italic" style:font-style-complex="italic" text:display="none"/>
    </style:style>
    <style:style style:name="T944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945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946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947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948" style:parent-style-name="Standard" style:family="paragraph">
      <style:text-properties style:font-name="Tahoma" style:font-name-asian="Tahoma" style:font-name-complex="Tahoma"/>
    </style:style>
    <style:style style:name="P949" style:parent-style-name="Standard" style:family="paragraph">
      <style:text-properties style:font-name="Tahoma" style:font-name-asian="Tahoma" style:font-name-complex="Tahoma"/>
    </style:style>
    <style:style style:name="P950" style:parent-style-name="Standard" style:family="paragraph">
      <style:text-properties style:font-name="Tahoma" style:font-name-asian="Tahoma" style:font-name-complex="Tahoma"/>
    </style:style>
    <style:style style:name="P951" style:parent-style-name="Standard" style:family="paragraph">
      <style:text-properties style:font-name="Tahoma" style:font-name-asian="Tahoma" style:font-name-complex="Tahoma"/>
    </style:style>
    <style:style style:name="P952" style:parent-style-name="Standard" style:family="paragraph">
      <style:text-properties style:font-name="Tahoma" style:font-name-asian="Tahoma" style:font-name-complex="Tahoma"/>
    </style:style>
    <style:style style:name="P953" style:parent-style-name="Standard" style:family="paragraph">
      <style:text-properties style:font-name="Tahoma" style:font-name-asian="Tahoma" style:font-name-complex="Tahoma"/>
    </style:style>
    <style:style style:name="P954" style:parent-style-name="Standard" style:family="paragraph">
      <style:text-properties style:font-name="Tahoma" style:font-name-asian="Tahoma" style:font-name-complex="Tahoma"/>
    </style:style>
    <style:style style:name="P955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956" style:parent-style-name="Standard" style:family="paragraph">
      <style:text-properties style:font-name="Tahoma" style:font-name-complex="Tahoma"/>
    </style:style>
    <style:style style:name="TableColumn958" style:family="table-column">
      <style:table-column-properties style:column-width="2.9493in"/>
    </style:style>
    <style:style style:name="TableColumn959" style:family="table-column">
      <style:table-column-properties style:column-width="2.9493in"/>
    </style:style>
    <style:style style:name="Table957" style:family="table">
      <style:table-properties style:width="5.8986in" fo:margin-left="0in" table:align="left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Row965" style:family="table-row">
      <style:table-row-properties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text-align="center"/>
      <style:text-properties style:font-name="Tahoma" style:font-name-complex="Tahoma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center"/>
      <style:text-properties style:font-name="Tahoma" style:font-name-complex="Tahoma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center"/>
      <style:text-properties style:font-name="Tahoma" style:font-name-complex="Tahoma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  <style:text-properties style:font-name="Tahoma" style:font-name-complex="Tahoma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center"/>
      <style:text-properties style:font-name="Tahoma" style:font-name-complex="Tahoma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center"/>
      <style:text-properties style:font-name="Tahoma" style:font-name-complex="Tahoma"/>
    </style:style>
    <style:style style:name="TableRow980" style:family="table-row">
      <style:table-row-properties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center"/>
      <style:text-properties style:font-name="Tahoma" style:font-name-complex="Tahoma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center"/>
      <style:text-properties style:font-name="Tahoma" style:font-name-complex="Tahoma"/>
    </style:style>
    <style:style style:name="P985" style:parent-style-name="Standard" style:family="paragraph">
      <style:text-properties style:font-name="Tahoma" style:font-name-complex="Tahoma"/>
    </style:style>
    <style:style style:name="P986" style:parent-style-name="Standard" style:family="paragraph">
      <style:text-properties style:font-name="Tahoma" style:font-name-complex="Tahoma"/>
    </style:style>
    <style:style style:name="P987" style:parent-style-name="Standard" style:family="paragraph">
      <style:paragraph-properties fo:margin-left="0.0104in" fo:text-indent="-0.0208in">
        <style:tab-stops/>
      </style:paragraph-properties>
    </style:style>
    <style:style style:name="T988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989" style:parent-style-name="Standard" style:family="paragraph">
      <style:paragraph-properties fo:text-align="justify"/>
    </style:style>
    <style:style style:name="T990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991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992" style:parent-style-name="Fuentedepárrafopredeter." style:family="text">
      <style:text-properties style:font-name="Tahoma" style:font-name-complex="Tahoma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93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994" style:parent-style-name="Standard" style:family="paragraph">
      <style:text-properties style:font-name="Tahoma" style:font-name-complex="Tahoma"/>
    </style:style>
    <style:style style:name="P995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996" style:parent-style-name="Standard" style:family="paragraph">
      <style:paragraph-properties fo:text-align="justify"/>
      <style:text-properties style:font-name="Tahoma" style:font-name-complex="Tahoma" fo:font-style="italic" style:font-style-asian="italic" style:font-style-complex="italic"/>
    </style:style>
    <style:style style:name="P997" style:parent-style-name="Standard" style:family="paragraph">
      <style:text-properties style:font-name="Tahoma" style:font-name-complex="Tahoma"/>
    </style:style>
    <style:style style:name="P998" style:parent-style-name="Standard" style:family="paragraph">
      <style:text-properties style:font-name="Tahoma" style:font-name-complex="Tahoma"/>
    </style:style>
    <style:style style:name="P999" style:parent-style-name="Standard" style:family="paragraph">
      <style:text-properties style:font-name="Tahoma" style:font-name-complex="Tahoma"/>
    </style:style>
    <style:style style:name="TableColumn1001" style:family="table-column">
      <style:table-column-properties style:column-width="1.2437in"/>
    </style:style>
    <style:style style:name="TableColumn1002" style:family="table-column">
      <style:table-column-properties style:column-width="1.1638in"/>
    </style:style>
    <style:style style:name="TableColumn1003" style:family="table-column">
      <style:table-column-properties style:column-width="1.1486in"/>
    </style:style>
    <style:style style:name="TableColumn1004" style:family="table-column">
      <style:table-column-properties style:column-width="1.1777in"/>
    </style:style>
    <style:style style:name="TableColumn1005" style:family="table-column">
      <style:table-column-properties style:column-width="1.1645in"/>
    </style:style>
    <style:style style:name="Table1000" style:family="table">
      <style:table-properties style:width="5.8986in" fo:margin-left="0in" table:align="left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Row1017" style:family="table-row">
      <style:table-row-properties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text-align="center"/>
      <style:text-properties style:font-name="Tahoma" style:font-name-complex="Tahoma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text-align="center"/>
      <style:text-properties style:font-name="Tahoma" style:font-name-complex="Tahoma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text-align="center"/>
      <style:text-properties style:font-name="Tahoma" style:font-name-complex="Tahoma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center"/>
      <style:text-properties style:font-name="Tahoma" style:font-name-complex="Tahoma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center"/>
      <style:text-properties style:font-name="Tahoma" style:font-name-complex="Tahoma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text-align="center"/>
      <style:text-properties style:font-name="Tahoma" style:font-name-complex="Tahoma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center"/>
      <style:text-properties style:font-name="Tahoma" style:font-name-complex="Tahoma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center"/>
      <style:text-properties style:font-name="Tahoma" style:font-name-complex="Tahoma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center"/>
      <style:text-properties style:font-name="Tahoma" style:font-name-complex="Tahoma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center"/>
      <style:text-properties style:font-name="Tahoma" style:font-name-complex="Tahoma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/>
      <style:text-properties style:font-name="Tahoma" style:font-name-complex="Tahoma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center"/>
      <style:text-properties style:font-name="Tahoma" style:font-name-complex="Tahoma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center"/>
      <style:text-properties style:font-name="Tahoma" style:font-name-complex="Tahoma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text-align="center"/>
      <style:text-properties style:font-name="Tahoma" style:font-name-complex="Tahoma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center"/>
      <style:text-properties style:font-name="Tahoma" style:font-name-complex="Tahoma"/>
    </style:style>
    <style:style style:name="TableRow1050" style:family="table-row">
      <style:table-row-properties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center"/>
      <style:text-properties style:font-name="Tahoma" style:font-name-complex="Tahoma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center"/>
      <style:text-properties style:font-name="Tahoma" style:font-name-complex="Tahoma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center"/>
      <style:text-properties style:font-name="Tahoma" style:font-name-complex="Tahoma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center"/>
      <style:text-properties style:font-name="Tahoma" style:font-name-complex="Tahoma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center"/>
      <style:text-properties style:font-name="Tahoma" style:font-name-complex="Tahoma"/>
    </style:style>
    <style:style style:name="TableRow1061" style:family="table-row">
      <style:table-row-properties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text-align="center"/>
      <style:text-properties style:font-name="Tahoma" style:font-name-complex="Tahoma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center"/>
      <style:text-properties style:font-name="Tahoma" style:font-name-complex="Tahoma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center"/>
      <style:text-properties style:font-name="Tahoma" style:font-name-complex="Tahoma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center"/>
      <style:text-properties style:font-name="Tahoma" style:font-name-complex="Tahoma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center"/>
      <style:text-properties style:font-name="Tahoma" style:font-name-complex="Tahoma"/>
    </style:style>
    <style:style style:name="TableRow1072" style:family="table-row">
      <style:table-row-properties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center"/>
      <style:text-properties style:font-name="Tahoma" style:font-name-complex="Tahoma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center"/>
      <style:text-properties style:font-name="Tahoma" style:font-name-complex="Tahoma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/>
      <style:text-properties style:font-name="Tahoma" style:font-name-complex="Tahoma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center"/>
      <style:text-properties style:font-name="Tahoma" style:font-name-complex="Tahoma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center"/>
      <style:text-properties style:font-name="Tahoma" style:font-name-complex="Tahoma"/>
    </style:style>
    <style:style style:name="TableRow1083" style:family="table-row">
      <style:table-row-properties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center"/>
      <style:text-properties style:font-name="Tahoma" style:font-name-complex="Tahoma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center"/>
      <style:text-properties style:font-name="Tahoma" style:font-name-complex="Tahoma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center"/>
      <style:text-properties style:font-name="Tahoma" style:font-name-complex="Tahoma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center"/>
      <style:text-properties style:font-name="Tahoma" style:font-name-complex="Tahoma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center"/>
      <style:text-properties style:font-name="Tahoma" style:font-name-complex="Tahoma"/>
    </style:style>
    <style:style style:name="P1094" style:parent-style-name="Standard" style:family="paragraph">
      <style:text-properties style:font-name="Tahoma" style:font-name-complex="Tahoma"/>
    </style:style>
    <style:style style:name="P1095" style:parent-style-name="Standard" style:family="paragraph">
      <style:text-properties style:font-name="Tahoma" style:font-name-complex="Tahoma"/>
    </style:style>
    <style:style style:name="P1096" style:parent-style-name="Standard" style:family="paragraph">
      <style:text-properties style:font-name="Tahoma" style:font-name-complex="Tahoma"/>
    </style:style>
    <style:style style:name="P1097" style:parent-style-name="Título1" style:family="paragraph">
      <style:paragraph-properties fo:break-before="page" fo:text-align="start"/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P1098" style:parent-style-name="Título1" style:family="paragraph">
      <style:paragraph-properties fo:margin-left="0.3in" fo:text-indent="-0.3in">
        <style:tab-stops/>
      </style:paragraph-properties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P1099" style:parent-style-name="Standard" style:family="paragraph">
      <style:text-properties style:font-name="Tahoma" style:font-name-complex="Tahoma" fo:font-size="14pt" style:font-size-asian="14pt"/>
    </style:style>
    <style:style style:name="P1100" style:parent-style-name="Standard" style:family="paragraph">
      <style:text-properties style:font-name="Tahoma" style:font-name-complex="Tahoma" fo:font-size="14pt" style:font-size-asian="14pt"/>
    </style:style>
    <style:style style:name="P1101" style:parent-style-name="Standard" style:family="paragraph">
      <style:text-properties style:font-name="TakaoPGothic, 'Arial Unicode MS" style:font-name-complex="Tahoma" fo:font-size="14pt" style:font-size-asian="14pt"/>
    </style:style>
    <style:style style:name="P1102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1103" style:parent-style-name="Standard" style:family="paragraph">
      <style:text-properties style:font-name="Tahoma" style:font-name-asian="Tahoma" style:font-name-complex="Tahoma"/>
    </style:style>
    <style:style style:name="T1104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1105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06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1107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1108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1109" style:parent-style-name="Standard" style:family="paragraph">
      <style:text-properties style:font-name="Tahoma" style:font-name-complex="Tahoma" fo:font-style="italic" style:font-style-asian="italic" style:font-style-complex="italic" text:display="none"/>
    </style:style>
    <style:style style:name="T1110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1111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12" style:parent-style-name="Fuentedepárrafopredeter." style:family="text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T1113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14" style:parent-style-name="Fuentedepárrafopredeter." style:family="text">
      <style:text-properties style:font-name="Tahoma" style:font-name-complex="Tahoma" fo:font-style="italic" style:font-style-asian="italic" style:font-style-complex="italic" style:text-position="super 66.6%"/>
    </style:style>
    <style:style style:name="T1115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16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17" style:parent-style-name="Fuentedepárrafopredeter." style:family="text">
      <style:text-properties style:font-name="Tahoma" style:font-name-complex="Tahoma" fo:font-style="italic" style:font-style-asian="italic" style:font-style-complex="italic" style:text-position="super 66.6%"/>
    </style:style>
    <style:style style:name="T1118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19" style:parent-style-name="Fuentedepárrafopredeter." style:family="text">
      <style:text-properties style:font-name="Tahoma" style:font-name-complex="Tahoma" fo:font-style="italic" style:font-style-asian="italic" style:font-style-complex="italic" style:text-position="super 66.6%"/>
    </style:style>
    <style:style style:name="T1120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21" style:parent-style-name="Fuentedepárrafopredeter." style:family="text">
      <style:text-properties style:font-name="Tahoma" style:font-name-complex="Tahoma" fo:font-style="italic" style:font-style-asian="italic" style:font-style-complex="italic" style:text-position="super 66.6%"/>
    </style:style>
    <style:style style:name="T1122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23" style:parent-style-name="Fuentedepárrafopredeter." style:family="text">
      <style:text-properties style:font-name="Tahoma" style:font-name-complex="Tahoma" fo:font-style="italic" style:font-style-asian="italic" style:font-style-complex="italic" style:text-position="super 66.6%"/>
    </style:style>
    <style:style style:name="T1124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25" style:parent-style-name="Fuentedepárrafopredeter." style:family="text">
      <style:text-properties style:font-name="Tahoma" style:font-name-complex="Tahoma" fo:font-style="italic" style:font-style-asian="italic" style:font-style-complex="italic" style:text-position="super 66.6%"/>
    </style:style>
    <style:style style:name="T1126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1127" style:parent-style-name="Standard" style:family="paragraph">
      <style:text-properties style:font-name="Tahoma" style:font-name-complex="Tahoma" fo:font-style="italic" style:font-style-asian="italic" style:font-style-complex="italic"/>
    </style:style>
    <style:style style:name="P1128" style:parent-style-name="Standard" style:family="paragraph">
      <style:text-properties style:font-name="Tahoma" style:font-name-complex="Tahoma" fo:font-style="italic" style:font-style-asian="italic" style:font-style-complex="italic"/>
    </style:style>
    <style:style style:name="P1129" style:parent-style-name="Standard" style:family="paragraph">
      <style:text-properties style:font-name="Tahoma" style:font-name-complex="Tahoma"/>
    </style:style>
    <style:style style:name="P1130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1131" style:parent-style-name="Standard" style:family="paragraph">
      <style:text-properties style:font-name="Tahoma" style:font-name-complex="Tahoma"/>
    </style:style>
    <style:style style:name="TableColumn1133" style:family="table-column">
      <style:table-column-properties style:column-width="2.9493in"/>
    </style:style>
    <style:style style:name="TableColumn1134" style:family="table-column">
      <style:table-column-properties style:column-width="2.9493in"/>
    </style:style>
    <style:style style:name="Table1132" style:family="table">
      <style:table-properties style:width="5.8986in" fo:margin-left="0in" table:align="left"/>
    </style:style>
    <style:style style:name="TableRow1135" style:family="table-row">
      <style:table-row-properties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Row1140" style:family="table-row">
      <style:table-row-properties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text-align="center"/>
      <style:text-properties style:font-name="Tahoma" style:font-name-complex="Tahoma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center"/>
      <style:text-properties style:font-name="Tahoma" style:font-name-complex="Tahoma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text-align="center"/>
      <style:text-properties style:font-name="Tahoma" style:font-name-complex="Tahoma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text-align="center"/>
      <style:text-properties style:font-name="Tahoma" style:font-name-complex="Tahoma"/>
    </style:style>
    <style:style style:name="TableRow1150" style:family="table-row">
      <style:table-row-properties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text-align="center"/>
      <style:text-properties style:font-name="Tahoma" style:font-name-complex="Tahoma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text-align="center"/>
      <style:text-properties style:font-name="Tahoma" style:font-name-complex="Tahoma"/>
    </style:style>
    <style:style style:name="TableRow1155" style:family="table-row">
      <style:table-row-properties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paragraph-properties fo:text-align="center"/>
      <style:text-properties style:font-name="Tahoma" style:font-name-complex="Tahoma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Standard" style:family="paragraph">
      <style:paragraph-properties fo:text-align="center"/>
      <style:text-properties style:font-name="Tahoma" style:font-name-complex="Tahoma"/>
    </style:style>
    <style:style style:name="P1160" style:parent-style-name="Standard" style:family="paragraph">
      <style:text-properties style:font-name="Tahoma" style:font-name-complex="Tahoma"/>
    </style:style>
    <style:style style:name="P1161" style:parent-style-name="Standard" style:family="paragraph">
      <style:text-properties style:font-name="Tahoma" style:font-name-complex="Tahoma"/>
    </style:style>
    <style:style style:name="P1162" style:parent-style-name="Standard" style:family="paragraph">
      <style:text-properties style:font-name="Tahoma" style:font-name-complex="Tahoma"/>
    </style:style>
    <style:style style:name="P1163" style:parent-style-name="Standard" style:family="paragraph">
      <style:paragraph-properties fo:margin-left="0.0104in" fo:text-indent="-0.0208in">
        <style:tab-stops/>
      </style:paragraph-properties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1164" style:parent-style-name="Standard" style:family="paragraph">
      <style:paragraph-properties fo:text-align="justify"/>
    </style:style>
    <style:style style:name="T1165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T1166" style:parent-style-name="Fuentedepárrafopredeter." style:family="text">
      <style:text-properties style:font-name="Tahoma" style:font-name-complex="Tahoma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167" style:parent-style-name="Fuentedepárrafopredeter." style:family="text">
      <style:text-properties style:font-name="Tahoma" style:font-name-complex="Tahoma" fo:font-style="italic" style:font-style-asian="italic" style:font-style-complex="italic"/>
    </style:style>
    <style:style style:name="P1168" style:parent-style-name="Standard" style:family="paragraph">
      <style:text-properties style:font-name="Tahoma" style:font-name-complex="Tahoma"/>
    </style:style>
    <style:style style:name="P1169" style:parent-style-name="Standard" style:family="paragraph">
      <style:text-properties style:font-name="Tahoma" style:font-name-complex="Tahoma"/>
    </style:style>
    <style:style style:name="P1170" style:parent-style-name="Standard" style:family="paragraph">
      <style:text-properties style:font-name="Tahoma" style:font-name-complex="Tahoma"/>
    </style:style>
    <style:style style:name="P1171" style:parent-style-name="Standard" style:family="paragraph">
      <style:text-properties style:font-name="Tahoma" style:font-name-complex="Tahoma"/>
    </style:style>
    <style:style style:name="P1172" style:parent-style-name="Standard" style:family="paragraph">
      <style:text-properties style:font-name="Tahoma" style:font-name-complex="Tahoma"/>
    </style:style>
    <style:style style:name="P1173" style:parent-style-name="Standard" style:family="paragraph">
      <style:text-properties style:font-name="Tahoma" style:font-name-complex="Tahoma" fo:font-weight="bold" style:font-weight-asian="bold" style:font-weight-complex="bold" fo:font-style="italic" style:font-style-asian="italic" style:font-style-complex="italic"/>
    </style:style>
    <style:style style:name="P1174" style:parent-style-name="Standard" style:family="paragraph">
      <style:paragraph-properties fo:text-align="justify"/>
      <style:text-properties style:font-name="Tahoma" style:font-name-complex="Tahoma" fo:font-style="italic" style:font-style-asian="italic" style:font-style-complex="italic"/>
    </style:style>
    <style:style style:name="P1175" style:parent-style-name="Standard" style:family="paragraph">
      <style:text-properties style:font-name="Tahoma" style:font-name-complex="Tahoma"/>
    </style:style>
    <style:style style:name="P1176" style:parent-style-name="Standard" style:family="paragraph">
      <style:text-properties style:font-name="Tahoma" style:font-name-complex="Tahoma"/>
    </style:style>
    <style:style style:name="P1177" style:parent-style-name="Standard" style:family="paragraph">
      <style:text-properties style:font-name="Tahoma" style:font-name-complex="Tahoma"/>
    </style:style>
    <style:style style:name="TableColumn1179" style:family="table-column">
      <style:table-column-properties style:column-width="1.2437in"/>
    </style:style>
    <style:style style:name="TableColumn1180" style:family="table-column">
      <style:table-column-properties style:column-width="1.1666in"/>
    </style:style>
    <style:style style:name="TableColumn1181" style:family="table-column">
      <style:table-column-properties style:column-width="1.1541in"/>
    </style:style>
    <style:style style:name="TableColumn1182" style:family="table-column">
      <style:table-column-properties style:column-width="1.1666in"/>
    </style:style>
    <style:style style:name="TableColumn1183" style:family="table-column">
      <style:table-column-properties style:column-width="1.1673in"/>
    </style:style>
    <style:style style:name="Table1178" style:family="table">
      <style:table-properties style:width="5.8986in" fo:margin-left="0in" table:align="left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Standard" style:family="paragraph">
      <style:paragraph-properties fo:text-align="center"/>
      <style:text-properties style:font-name="Tahoma" style:font-name-complex="Tahoma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text-align="center"/>
      <style:text-properties style:font-name="Tahoma" style:font-name-complex="Tahoma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text-align="center"/>
      <style:text-properties style:font-name="Tahoma" style:font-name-complex="Tahoma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text-align="center"/>
      <style:text-properties style:font-name="Tahoma" style:font-name-complex="Tahoma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text-align="center"/>
      <style:text-properties style:font-name="Tahoma" style:font-name-complex="Tahoma"/>
    </style:style>
    <style:style style:name="TableRow1206" style:family="table-row">
      <style:table-row-properties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Standard" style:family="paragraph">
      <style:paragraph-properties fo:text-align="center"/>
      <style:text-properties style:font-name="Tahoma" style:font-name-complex="Tahoma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text-align="center"/>
      <style:text-properties style:font-name="Tahoma" style:font-name-complex="Tahoma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text-align="center"/>
      <style:text-properties style:font-name="Tahoma" style:font-name-complex="Tahoma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text-align="center"/>
      <style:text-properties style:font-name="Tahoma" style:font-name-complex="Tahoma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text-align="center"/>
      <style:text-properties style:font-name="Tahoma" style:font-name-complex="Tahoma"/>
    </style:style>
    <style:style style:name="TableRow1217" style:family="table-row">
      <style:table-row-properties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text-align="center"/>
      <style:text-properties style:font-name="Tahoma" style:font-name-complex="Tahoma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text-align="center"/>
      <style:text-properties style:font-name="Tahoma" style:font-name-complex="Tahoma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text-align="center"/>
      <style:text-properties style:font-name="Tahoma" style:font-name-complex="Tahoma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text-align="center"/>
      <style:text-properties style:font-name="Tahoma" style:font-name-complex="Tahoma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text-align="center"/>
      <style:text-properties style:font-name="Tahoma" style:font-name-complex="Tahoma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rd" style:family="paragraph">
      <style:paragraph-properties fo:text-align="center"/>
      <style:text-properties style:font-name="Tahoma" style:font-name-complex="Tahoma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Standard" style:family="paragraph">
      <style:paragraph-properties fo:text-align="center"/>
      <style:text-properties style:font-name="Tahoma" style:font-name-complex="Tahoma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text-align="center"/>
      <style:text-properties style:font-name="Tahoma" style:font-name-complex="Tahoma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Standard" style:family="paragraph">
      <style:paragraph-properties fo:text-align="center"/>
      <style:text-properties style:font-name="Tahoma" style:font-name-complex="Tahoma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Standard" style:family="paragraph">
      <style:paragraph-properties fo:text-align="center"/>
      <style:text-properties style:font-name="Tahoma" style:font-name-complex="Tahoma"/>
    </style:style>
    <style:style style:name="TableRow1239" style:family="table-row">
      <style:table-row-properties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text-align="center"/>
      <style:text-properties style:font-name="Tahoma" style:font-name-complex="Tahoma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center"/>
      <style:text-properties style:font-name="Tahoma" style:font-name-complex="Tahoma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text-align="center"/>
      <style:text-properties style:font-name="Tahoma" style:font-name-complex="Tahoma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Standard" style:family="paragraph">
      <style:paragraph-properties fo:text-align="center"/>
      <style:text-properties style:font-name="Tahoma" style:font-name-complex="Tahoma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Standard" style:family="paragraph">
      <style:paragraph-properties fo:text-align="center"/>
      <style:text-properties style:font-name="Tahoma" style:font-name-complex="Tahoma"/>
    </style:style>
    <style:style style:name="TableRow1250" style:family="table-row">
      <style:table-row-properties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text-align="center"/>
      <style:text-properties style:font-name="Tahoma" style:font-name-complex="Tahoma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text-align="center"/>
      <style:text-properties style:font-name="Tahoma" style:font-name-complex="Tahoma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Standard" style:family="paragraph">
      <style:paragraph-properties fo:text-align="center"/>
      <style:text-properties style:font-name="Tahoma" style:font-name-complex="Tahoma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text-align="center"/>
      <style:text-properties style:font-name="Tahoma" style:font-name-complex="Tahoma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Standard" style:family="paragraph">
      <style:paragraph-properties fo:text-align="center"/>
      <style:text-properties style:font-name="Tahoma" style:font-name-complex="Tahoma"/>
    </style:style>
    <style:style style:name="TableRow1261" style:family="table-row">
      <style:table-row-properties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Standard" style:family="paragraph">
      <style:paragraph-properties fo:text-align="center"/>
      <style:text-properties style:font-name="Tahoma" style:font-name-complex="Tahoma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Standard" style:family="paragraph">
      <style:paragraph-properties fo:text-align="center"/>
      <style:text-properties style:font-name="Tahoma" style:font-name-complex="Tahoma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Standard" style:family="paragraph">
      <style:paragraph-properties fo:text-align="center"/>
      <style:text-properties style:font-name="Tahoma" style:font-name-complex="Tahoma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Standard" style:family="paragraph">
      <style:paragraph-properties fo:text-align="center"/>
      <style:text-properties style:font-name="Tahoma" style:font-name-complex="Tahoma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text-align="center"/>
      <style:text-properties style:font-name="Tahoma" style:font-name-complex="Tahoma"/>
    </style:style>
    <style:style style:name="P1272" style:parent-style-name="Standard" style:family="paragraph">
      <style:text-properties style:font-name="Tahoma" style:font-name-complex="Tahoma"/>
    </style:style>
    <style:style style:name="P1273" style:parent-style-name="Standard" style:family="paragraph">
      <style:text-properties style:font-name="Tahoma" style:font-name-complex="Tahoma"/>
    </style:style>
    <style:style style:name="P1274" style:parent-style-name="Standard" style:family="paragraph">
      <style:text-properties style:font-name="Tahoma" style:font-name-complex="Tahoma"/>
    </style:style>
  </office:automatic-styles>
  <office:body>
    <office:text text:use-soft-page-breaks="true">
      <text:h text:style-name="P1" text:outline-level="1">Programación Básica - Laboratorio 4 Secuencias + ADA y Python</text:h>
      <text:p text:style-name="P4"><text:span text:style-name="T5">Nombre</text:span>: Iker Fernández y María Fernández<text:s/><text:span text:style-name="T6">Fecha</text:span>: 02/10/2023</text:p>
      <text:p text:style-name="P7"/>
      <text:h text:style-name="P8" text:outline-level="1">1º ejercicio</text:h>
      <text:p text:style-name="P9"/>
      <text:p text:style-name="P10">Dada una secuencia de 10 enteros desarrollar un algoritmo tal que imprima por pantalla el último<text:s/>elemento par de esa secuencia y la posición en la que se encuentra.</text:p>
      <text:p text:style-name="P11"/>
      <text:p text:style-name="P12">1. Especificación</text:p>
      <text:p text:style-name="P13"><text:s/></text:p>
      <text:p text:style-name="Standard"><text:span text:style-name="T14">Entrada:</text:span><text:span text:style-name="T15"><text:s/>una secuencia de 10 números enteros</text:span></text:p>
      <text:p text:style-name="Standard"><text:span text:style-name="T16">Pre:</text:span><text:span text:style-name="T17"><text:s/>la secuencia estará totalmente llena</text:span></text:p>
      <text:p text:style-name="P18"/>
      <text:p text:style-name="Standard"><text:span text:style-name="T19">Salida:</text:span><text:span text:style-name="T20"><text:s/>2 valores enteros</text:span></text:p>
      <text:p text:style-name="Standard"><text:span text:style-name="T21">Post:</text:span><text:span text:style-name="T22"><text:s/>valor1 | valor<text:s/></text:span><text:span text:style-name="T23"></text:span><text:span text:style-name="T24"><text:s/>secuencia inicial ^ valor es<text:s/></text:span><text:span text:style-name="T25">el último valor par (empezando por la posición 1)</text:span></text:p>
      <text:p text:style-name="P26"><text:tab/>valor2| valor2 es la posición de dicho elemento par (será 0 si todos los elementos fuesen impares)</text:p>
      <text:p text:style-name="P27"/>
      <text:p text:style-name="P28">2. Casos de prueba</text:p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Entrada</text:p>
          </table:table-cell>
          <table:table-cell table:style-name="TableCell36">
            <text:p text:style-name="P37">Salida</text:p>
          </table:table-cell>
        </table:table-row>
        <table:table-row table:style-name="TableRow38">
          <table:table-cell table:style-name="TableCell39">
            <text:p text:style-name="P40">1,2,4,5,6,8,10,7,7,1</text:p>
          </table:table-cell>
          <table:table-cell table:style-name="TableCell41">
            <text:p text:style-name="P42">10,7</text:p>
          </table:table-cell>
        </table:table-row>
        <table:table-row table:style-name="TableRow43">
          <table:table-cell table:style-name="TableCell44">
            <text:p text:style-name="P45">1,1,1,1,1,1,1,1,1,1</text:p>
          </table:table-cell>
          <table:table-cell table:style-name="TableCell46">
            <text:p text:style-name="P47">???,0</text:p>
          </table:table-cell>
        </table:table-row>
        <table:table-row table:style-name="TableRow48">
          <table:table-cell table:style-name="TableCell49">
            <text:p text:style-name="P50">2,2,2,2,2,2,2,2,2,2</text:p>
          </table:table-cell>
          <table:table-cell table:style-name="TableCell51">
            <text:p text:style-name="P52">2,10</text:p>
          </table:table-cell>
        </table:table-row>
      </table:table>
      <text:p text:style-name="P53">3. Algoritmo</text:p>
      <text:p text:style-name="P54">secuencia: 10 Integer;</text:p>
      <text:p text:style-name="P55">vuelta,num: Integer;</text:p>
      <text:p text:style-name="P56">par: Boolean;</text:p>
      <text:p text:style-name="P57">escribir(“Escribe 10 números”);<text:line-break/>leer_secuencia(secuencia);</text:p>
      <text:p text:style-name="P58">colocarnos_al_final(secuencia);</text:p>
      <text:p text:style-name="Standard"><text:span text:style-name="T59">par</text:span><text:span text:style-name="T60"></text:span><text:span text:style-name="T61">False;</text:span></text:p>
      <text:p text:style-name="Standard"><text:span text:style-name="T62">vuelta</text:span><text:span text:style-name="T63"></text:span><text:span text:style-name="T64">10;</text:span></text:p>
      <text:p text:style-name="P65"/>
      <text:p text:style-name="P66">repetir salir si par y fuera(secuencia)<text:s/></text:p>
      <text:p text:style-name="P67"><text:tab/>si elemento_actual rem 2=0 entonces</text:p>
      <text:p text:style-name="Standard"><text:span text:style-name="T68"><text:tab/></text:span><text:span text:style-name="T69"><text:tab/>par</text:span><text:span text:style-name="T70"></text:span><text:span text:style-name="T71">True;</text:span></text:p>
      <text:p text:style-name="Standard"><text:span text:style-name="T72"><text:tab/></text:span><text:span text:style-name="T73"><text:tab/>num</text:span><text:span text:style-name="T74"></text:span><text:span text:style-name="T75">elemento_actual;</text:span></text:p>
      <text:p text:style-name="P76"><text:tab/>si no</text:p>
      <text:p text:style-name="Standard"><text:span text:style-name="T77"><text:tab/></text:span><text:span text:style-name="T78"><text:tab/>vuelta</text:span><text:span text:style-name="T79"></text:span><text:span text:style-name="T80">vuelta-1;</text:span></text:p>
      <text:p text:style-name="P81"><text:tab/>fin_si;</text:p>
      <text:p text:style-name="P82"><text:tab/>retroceder(secuencia);</text:p>
      <text:p text:style-name="P83">fin_repetir;</text:p>
      <text:p text:style-name="P84">escribir (num”,” vuelta);</text:p>
      <text:p text:style-name="P85"/>
      <text:p text:style-name="P86">4. Simulación</text:p>
      <text:p text:style-name="P87">[Para el caso de prueba que queráis, pero indicad cuál.]</text:p>
      <text:p text:style-name="P88"/>
      <text:p text:style-name="P89">Secuencia: (1,2,4,5,6,7,10,7,7,3)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¿Entra?</text:p>
          </table:table-cell>
          <table:table-cell table:style-name="TableCell100">
            <text:p text:style-name="P101">Elemento_actual (n)</text:p>
          </table:table-cell>
          <table:table-cell table:style-name="TableCell102">
            <text:p text:style-name="P103">Nº Vueltas</text:p>
          </table:table-cell>
          <table:table-cell table:style-name="TableCell104">
            <text:p text:style-name="P105">Pos</text:p>
          </table:table-cell>
          <table:table-cell table:style-name="TableCell106">
            <text:p text:style-name="P107">Par</text:p>
          </table:table-cell>
          <table:table-cell table:style-name="TableCell108">
            <text:p text:style-name="P109">Salida</text:p>
          </table:table-cell>
        </table:table-row>
        <table:table-row table:style-name="TableRow110">
          <table:table-cell table:style-name="TableCell111">
            <text:p text:style-name="P112">Inicializaciones</text:p>
          </table:table-cell>
          <table:table-cell table:style-name="TableCell113">
            <text:p text:style-name="P114">3</text:p>
          </table:table-cell>
          <table:table-cell table:style-name="TableCell115">
            <text:p text:style-name="P116">0</text:p>
          </table:table-cell>
          <table:table-cell table:style-name="TableCell117">
            <text:p text:style-name="P118">10</text:p>
          </table:table-cell>
          <table:table-cell table:style-name="TableCell119">
            <text:p text:style-name="P120">False</text:p>
          </table:table-cell>
          <table:table-cell table:style-name="TableCell121">
            <text:p text:style-name="P122">-</text:p>
          </table:table-cell>
        </table:table-row>
        <table:table-row table:style-name="TableRow123">
          <table:table-cell table:style-name="TableCell124">
            <text:p text:style-name="P125">SÍ</text:p>
          </table:table-cell>
          <table:table-cell table:style-name="TableCell126">
            <text:p text:style-name="P127">3</text:p>
          </table:table-cell>
          <table:table-cell table:style-name="TableCell128">
            <text:p text:style-name="P129">1</text:p>
          </table:table-cell>
          <table:table-cell table:style-name="TableCell130">
            <text:p text:style-name="P131">10</text:p>
          </table:table-cell>
          <table:table-cell table:style-name="TableCell132">
            <text:p text:style-name="P133">False</text:p>
          </table:table-cell>
          <table:table-cell table:style-name="TableCell134">
            <text:p text:style-name="P135">-</text:p>
          </table:table-cell>
        </table:table-row>
        <table:table-row table:style-name="TableRow136">
          <table:table-cell table:style-name="TableCell137">
            <text:p text:style-name="P138">SÍ</text:p>
          </table:table-cell>
          <table:table-cell table:style-name="TableCell139">
            <text:p text:style-name="P140">7</text:p>
          </table:table-cell>
          <table:table-cell table:style-name="TableCell141">
            <text:p text:style-name="P142">2</text:p>
          </table:table-cell>
          <table:table-cell table:style-name="TableCell143">
            <text:p text:style-name="P144">9</text:p>
          </table:table-cell>
          <table:table-cell table:style-name="TableCell145">
            <text:p text:style-name="P146">False</text:p>
          </table:table-cell>
          <table:table-cell table:style-name="TableCell147">
            <text:p text:style-name="P148">-</text:p>
          </table:table-cell>
        </table:table-row>
        <table:table-row table:style-name="TableRow149">
          <table:table-cell table:style-name="TableCell150">
            <text:p text:style-name="P151">SÍ</text:p>
          </table:table-cell>
          <table:table-cell table:style-name="TableCell152">
            <text:p text:style-name="P153">7</text:p>
          </table:table-cell>
          <table:table-cell table:style-name="TableCell154">
            <text:p text:style-name="P155">3</text:p>
          </table:table-cell>
          <table:table-cell table:style-name="TableCell156">
            <text:p text:style-name="P157">8</text:p>
          </table:table-cell>
          <table:table-cell table:style-name="TableCell158">
            <text:p text:style-name="P159">False</text:p>
          </table:table-cell>
          <table:table-cell table:style-name="TableCell160">
            <text:p text:style-name="P161">-</text:p>
          </table:table-cell>
        </table:table-row>
        <table:table-row table:style-name="TableRow162">
          <table:table-cell table:style-name="TableCell163">
            <text:p text:style-name="P164">SÍ</text:p>
          </table:table-cell>
          <table:table-cell table:style-name="TableCell165">
            <text:p text:style-name="P166">10</text:p>
          </table:table-cell>
          <table:table-cell table:style-name="TableCell167">
            <text:p text:style-name="P168">4</text:p>
          </table:table-cell>
          <table:table-cell table:style-name="TableCell169">
            <text:p text:style-name="P170">7</text:p>
          </table:table-cell>
          <table:table-cell table:style-name="TableCell171">
            <text:p text:style-name="P172">True</text:p>
          </table:table-cell>
          <table:table-cell table:style-name="TableCell173">
            <text:p text:style-name="P174">-</text:p>
          </table:table-cell>
        </table:table-row>
        <table:table-row table:style-name="TableRow175">
          <table:table-cell table:style-name="TableCell176">
            <text:p text:style-name="P177">NO</text:p>
          </table:table-cell>
          <table:table-cell table:style-name="TableCell178">
            <text:p text:style-name="P179">10</text:p>
          </table:table-cell>
          <table:table-cell table:style-name="TableCell180">
            <text:p text:style-name="P181">-</text:p>
          </table:table-cell>
          <table:table-cell table:style-name="TableCell182">
            <text:p text:style-name="P183">7</text:p>
          </table:table-cell>
          <table:table-cell table:style-name="TableCell184">
            <text:p text:style-name="P185">True</text:p>
          </table:table-cell>
          <table:table-cell table:style-name="TableCell186">
            <text:p text:style-name="P187">10,7</text:p>
          </table:table-cell>
        </table:table-row>
      </table:table>
      <text:p text:style-name="P188"/>
      <text:p text:style-name="P189"/>
      <text:p text:style-name="P190"/>
      <text:p text:style-name="P191">2º ejercicio</text:p>
      <text:p text:style-name="P192"/>
      <text:p text:style-name="P193">Dada una secuencia de 10 enteros desarrollar un algoritmo tal que nos diga de<text:s/>entre los números de esa secuencia cuáles son múltiplos del último número de esa secuencia.</text:p>
      <text:p text:style-name="P194"/>
      <text:p text:style-name="P195">1. Especificación</text:p>
      <text:p text:style-name="P196"/>
      <text:p text:style-name="Standard"><text:span text:style-name="T197">Entrada:</text:span><text:span text:style-name="T198"><text:s/>una secuencia de 10 números enteros</text:span></text:p>
      <text:p text:style-name="Standard"><text:span text:style-name="T199">Pre:</text:span><text:span text:style-name="T200"><text:s/>la secuencia estará totalmente llena, y el último valor es distinto de 0</text:span></text:p>
      <text:p text:style-name="P201"/>
      <text:p text:style-name="Standard"><text:span text:style-name="T202">Salida:</text:span><text:span text:style-name="T203"><text:s/>uno o más va</text:span><text:span text:style-name="T204">lores enteros</text:span></text:p>
      <text:p text:style-name="Standard"><text:span text:style-name="T205">Post:</text:span><text:span text:style-name="T206"><text:s/>valor(es) | valor(es)<text:s/></text:span><text:span text:style-name="T207"></text:span><text:span text:style-name="T208"><text:s/>secuencia inicial ^ valor(es) resto último valor =0</text:span></text:p>
      <text:p text:style-name="P209"/>
      <text:p text:style-name="P210">2. Casos de prueba</text:p>
      <text:p text:style-name="P21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Entrada</text:p>
          </table:table-cell>
          <table:table-cell table:style-name="TableCell218">
            <text:p text:style-name="P219">Salida</text:p>
          </table:table-cell>
        </table:table-row>
        <table:table-row table:style-name="TableRow220">
          <table:table-cell table:style-name="TableCell221">
            <text:p text:style-name="P222">8,5,2,3,6,7,8,1,2,2</text:p>
          </table:table-cell>
          <table:table-cell table:style-name="TableCell223">
            <text:p text:style-name="P224">8,2,6,8,2,2</text:p>
          </table:table-cell>
        </table:table-row>
        <table:table-row table:style-name="TableRow225">
          <table:table-cell table:style-name="TableCell226">
            <text:p text:style-name="P227">1,1,1,1,1,1,1,1,1,3</text:p>
          </table:table-cell>
          <table:table-cell table:style-name="TableCell228">
            <text:p text:style-name="P229">3</text:p>
          </table:table-cell>
        </table:table-row>
        <table:table-row table:style-name="TableRow230">
          <table:table-cell table:style-name="TableCell231">
            <text:p text:style-name="P232">1024,512,256,128,64,32,16,8,4,2</text:p>
          </table:table-cell>
          <table:table-cell table:style-name="TableCell233">
            <text:p text:style-name="P234">1024,512,256,128,64,32,16,8,4,2</text:p>
          </table:table-cell>
        </table:table-row>
      </table:table>
      <text:p text:style-name="P235"/>
      <text:p text:style-name="P236">3. Algoritmo</text:p>
      <text:p text:style-name="P237">secuencia: 10 Integer;</text:p>
      <text:p text:style-name="P238">n,multiplo: Integer;</text:p>
      <text:p text:style-name="P239">escribir(“Escribe 10 números”);<text:line-break/>leer_secuencia(secuencia);</text:p>
      <text:p text:style-name="Standard"><text:span text:style-name="T240">colocarnos_al_final(secuencia);</text:span><text:span text:style-name="T241"><text:line-break/></text:span><text:span text:style-name="T242">n</text:span><text:span text:style-name="T243"></text:span><text:span text:style-name="T244">elemento_actual;</text:span></text:p>
      <text:p text:style-name="P245">colocarnos_al_principio(secuencia);</text:p>
      <text:p text:style-name="Standard"><text:span text:style-name="T246">multiplo</text:span><text:span text:style-name="T247"></text:span><text:span text:style-name="T248">elemento_a</text:span><text:span text:style-name="T249">ctual;</text:span></text:p>
      <text:p text:style-name="P250"/>
      <text:p text:style-name="P251">para x 1 .. 10 repetir</text:p>
      <text:p text:style-name="P252"><text:tab/>si multiplo rem n=0 entonces</text:p>
      <text:p text:style-name="P253"><text:tab/><text:tab/>escribir(multiplo);</text:p>
      <text:p text:style-name="P254"><text:tab/>fin_si;</text:p>
      <text:p text:style-name="P255">avanzar(secuencia);</text:p>
      <text:p text:style-name="P256"><text:span text:style-name="T257">multiplo</text:span><text:span text:style-name="T258"></text:span><text:span text:style-name="T259">elemento_actual;</text:span></text:p>
      <text:p text:style-name="P260">fin_repetir;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>4. Simulación</text:p>
      <text:p text:style-name="P269">[Para el caso de prueba que queráis, pero indicad cuál.]</text:p>
      <text:p text:style-name="P270"/>
      <text:p text:style-name="P271">Secuencia: (8,5,2,3,6,7,8,1,2,2)</text:p>
      <text:p text:style-name="P272"/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¿Entra?</text:p>
          </table:table-cell>
          <table:table-cell table:style-name="TableCell282">
            <text:p text:style-name="P283">N.º Vueltas</text:p>
          </table:table-cell>
          <table:table-cell table:style-name="TableCell284">
            <text:p text:style-name="P285">n</text:p>
          </table:table-cell>
          <table:table-cell table:style-name="TableCell286">
            <text:p text:style-name="P287">Múltiplo</text:p>
          </table:table-cell>
          <table:table-cell table:style-name="TableCell288">
            <text:p text:style-name="P289">Salida</text:p>
          </table:table-cell>
        </table:table-row>
        <table:table-row table:style-name="TableRow290">
          <table:table-cell table:style-name="TableCell291">
            <text:p text:style-name="P292">Inicializaciones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2</text:p>
          </table:table-cell>
          <table:table-cell table:style-name="TableCell297">
            <text:p text:style-name="P298">8</text:p>
          </table:table-cell>
          <table:table-cell table:style-name="TableCell299">
            <text:p text:style-name="P300">-</text:p>
          </table:table-cell>
        </table:table-row>
        <table:table-row table:style-name="TableRow301">
          <table:table-cell table:style-name="TableCell302">
            <text:p text:style-name="P303">SÍ</text:p>
          </table:table-cell>
          <table:table-cell table:style-name="TableCell304">
            <text:p text:style-name="P305">1</text:p>
          </table:table-cell>
          <table:table-cell table:style-name="TableCell306">
            <text:p text:style-name="P307">2</text:p>
          </table:table-cell>
          <table:table-cell table:style-name="TableCell308">
            <text:p text:style-name="P309">8</text:p>
          </table:table-cell>
          <table:table-cell table:style-name="TableCell310">
            <text:p text:style-name="P311">8</text:p>
          </table:table-cell>
        </table:table-row>
        <table:table-row table:style-name="TableRow312">
          <table:table-cell table:style-name="TableCell313">
            <text:p text:style-name="P314">SÍ</text:p>
          </table:table-cell>
          <table:table-cell table:style-name="TableCell315">
            <text:p text:style-name="P316">2</text:p>
          </table:table-cell>
          <table:table-cell table:style-name="TableCell317">
            <text:p text:style-name="P318">2</text:p>
          </table:table-cell>
          <table:table-cell table:style-name="TableCell319">
            <text:p text:style-name="P320">5</text:p>
          </table:table-cell>
          <table:table-cell table:style-name="TableCell321">
            <text:p text:style-name="P322">-</text:p>
          </table:table-cell>
        </table:table-row>
        <table:table-row table:style-name="TableRow323">
          <table:table-cell table:style-name="TableCell324">
            <text:p text:style-name="P325">SÍ</text:p>
          </table:table-cell>
          <table:table-cell table:style-name="TableCell326">
            <text:p text:style-name="P327">3</text:p>
          </table:table-cell>
          <table:table-cell table:style-name="TableCell328">
            <text:p text:style-name="P329">2</text:p>
          </table:table-cell>
          <table:table-cell table:style-name="TableCell330">
            <text:p text:style-name="P331">2</text:p>
          </table:table-cell>
          <table:table-cell table:style-name="TableCell332">
            <text:p text:style-name="P333">2</text:p>
          </table:table-cell>
        </table:table-row>
        <table:table-row table:style-name="TableRow334">
          <table:table-cell table:style-name="TableCell335">
            <text:p text:style-name="P336">SÍ</text:p>
          </table:table-cell>
          <table:table-cell table:style-name="TableCell337">
            <text:p text:style-name="P338">4</text:p>
          </table:table-cell>
          <table:table-cell table:style-name="TableCell339">
            <text:p text:style-name="P340">2</text:p>
          </table:table-cell>
          <table:table-cell table:style-name="TableCell341">
            <text:p text:style-name="P342">3</text:p>
          </table:table-cell>
          <table:table-cell table:style-name="TableCell343">
            <text:p text:style-name="P344">-</text:p>
          </table:table-cell>
        </table:table-row>
        <table:table-row table:style-name="TableRow345">
          <table:table-cell table:style-name="TableCell346">
            <text:p text:style-name="P347">SÍ</text:p>
          </table:table-cell>
          <table:table-cell table:style-name="TableCell348">
            <text:p text:style-name="P349">5</text:p>
          </table:table-cell>
          <table:table-cell table:style-name="TableCell350">
            <text:p text:style-name="P351">2</text:p>
          </table:table-cell>
          <table:table-cell table:style-name="TableCell352">
            <text:p text:style-name="P353">6</text:p>
          </table:table-cell>
          <table:table-cell table:style-name="TableCell354">
            <text:p text:style-name="P355">6</text:p>
          </table:table-cell>
        </table:table-row>
        <table:table-row table:style-name="TableRow356">
          <table:table-cell table:style-name="TableCell357">
            <text:p text:style-name="P358">SÍ</text:p>
          </table:table-cell>
          <table:table-cell table:style-name="TableCell359">
            <text:p text:style-name="P360">6</text:p>
          </table:table-cell>
          <table:table-cell table:style-name="TableCell361">
            <text:p text:style-name="P362">2</text:p>
          </table:table-cell>
          <table:table-cell table:style-name="TableCell363">
            <text:p text:style-name="P364">7</text:p>
          </table:table-cell>
          <table:table-cell table:style-name="TableCell365">
            <text:p text:style-name="P366">-</text:p>
          </table:table-cell>
        </table:table-row>
        <table:table-row table:style-name="TableRow367">
          <table:table-cell table:style-name="TableCell368">
            <text:p text:style-name="P369">SÍ</text:p>
          </table:table-cell>
          <table:table-cell table:style-name="TableCell370">
            <text:p text:style-name="P371">7</text:p>
          </table:table-cell>
          <table:table-cell table:style-name="TableCell372">
            <text:p text:style-name="P373">2</text:p>
          </table:table-cell>
          <table:table-cell table:style-name="TableCell374">
            <text:p text:style-name="P375">8</text:p>
          </table:table-cell>
          <table:table-cell table:style-name="TableCell376">
            <text:p text:style-name="P377">8</text:p>
          </table:table-cell>
        </table:table-row>
        <table:table-row table:style-name="TableRow378">
          <table:table-cell table:style-name="TableCell379">
            <text:p text:style-name="P380">SÍ</text:p>
          </table:table-cell>
          <table:table-cell table:style-name="TableCell381">
            <text:p text:style-name="P382">8</text:p>
          </table:table-cell>
          <table:table-cell table:style-name="TableCell383">
            <text:p text:style-name="P384">2</text:p>
          </table:table-cell>
          <table:table-cell table:style-name="TableCell385">
            <text:p text:style-name="P386">1</text:p>
          </table:table-cell>
          <table:table-cell table:style-name="TableCell387">
            <text:p text:style-name="P388">-</text:p>
          </table:table-cell>
        </table:table-row>
        <table:table-row table:style-name="TableRow389">
          <table:table-cell table:style-name="TableCell390">
            <text:p text:style-name="P391">SÍ</text:p>
          </table:table-cell>
          <table:table-cell table:style-name="TableCell392">
            <text:p text:style-name="P393">9</text:p>
          </table:table-cell>
          <table:table-cell table:style-name="TableCell394">
            <text:p text:style-name="P395">2</text:p>
          </table:table-cell>
          <table:table-cell table:style-name="TableCell396">
            <text:p text:style-name="P397">2</text:p>
          </table:table-cell>
          <table:table-cell table:style-name="TableCell398">
            <text:p text:style-name="P399">2</text:p>
          </table:table-cell>
        </table:table-row>
        <table:table-row table:style-name="TableRow400">
          <table:table-cell table:style-name="TableCell401">
            <text:p text:style-name="P402">SÍ</text:p>
          </table:table-cell>
          <table:table-cell table:style-name="TableCell403">
            <text:p text:style-name="P404">10</text:p>
          </table:table-cell>
          <table:table-cell table:style-name="TableCell405">
            <text:p text:style-name="P406">2</text:p>
          </table:table-cell>
          <table:table-cell table:style-name="TableCell407">
            <text:p text:style-name="P408">2</text:p>
          </table:table-cell>
          <table:table-cell table:style-name="TableCell409">
            <text:p text:style-name="P410">2</text:p>
          </table:table-cell>
        </table:table-row>
        <table:table-row table:style-name="TableRow411">
          <table:table-cell table:style-name="TableCell412">
            <text:p text:style-name="P413">NO</text:p>
          </table:table-cell>
          <table:table-cell table:style-name="TableCell414">
            <text:p text:style-name="P415">-</text:p>
          </table:table-cell>
          <table:table-cell table:style-name="TableCell416">
            <text:p text:style-name="P417">-</text:p>
          </table:table-cell>
          <table:table-cell table:style-name="TableCell418">
            <text:p text:style-name="P419">-</text:p>
          </table:table-cell>
          <table:table-cell table:style-name="TableCell420">
            <text:p text:style-name="P421">-</text:p>
          </table:table-cell>
        </table:table-row>
      </table:table>
      <text:p text:style-name="P422"/>
      <text:p text:style-name="P423"/>
      <text:p text:style-name="P424">3º ejercicio</text:p>
      <text:p text:style-name="P425"/>
      <text:p text:style-name="P426">Dada una secuencia de 10 enteros<text:s/>desarrollar un algoritmo tal que nos diga si todos los números de dicha secuencia aparecen ordenados o no.</text:p>
      <text:p text:style-name="P427"/>
      <text:p text:style-name="P428">1. Especificación</text:p>
      <text:p text:style-name="P429"/>
      <text:p text:style-name="Standard"><text:span text:style-name="T430">Entrada:</text:span><text:span text:style-name="T431"><text:s/>una secuencia de 10 números enteros</text:span></text:p>
      <text:p text:style-name="Standard"><text:span text:style-name="T432">Pre:</text:span><text:span text:style-name="T433"><text:s/>la secuencia estará totalmente llena</text:span></text:p>
      <text:p text:style-name="P434"/>
      <text:p text:style-name="Standard"><text:span text:style-name="T435">Salida:</text:span><text:span text:style-name="T436"><text:s/>un mensaje por pantalla</text:span></text:p>
      <text:p text:style-name="Standard"><text:span text:style-name="T437">Post:</text:span><text:span text:style-name="T438"><text:s/>esc</text:span><text:span text:style-name="T439">ribir “secuencia ordenada” si<text:s/></text:span><text:span text:style-name="T440">"</text:span><text:span text:style-name="T441"><text:s/></text:span><text:span text:style-name="T442">todos</text:span><text:span text:style-name="T443"><text:s/>los elementos</text:span><text:span text:style-name="T444"><text:s/></text:span><text:span text:style-name="T445">de la secuencia siguen un orden ascendente o descendente; escribir “secuencia sin orden” en caso contrario</text:span></text:p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>2. Casos de prueba</text:p>
      <text:p text:style-name="P457"/>
      <text:p text:style-name="Standard"><text:span text:style-name="T458">1 ,2 ,5, 7, 8, 9, 10 ,12, 25, 67 <text:s/></text:span><text:span text:style-name="T459"></text:span><text:span text:style-name="T460"><text:s/>Sí,<text:s/></text:span><text:span text:style-name="T461">sigue orden</text:span></text:p>
      <text:p text:style-name="Standard"><text:span text:style-name="T462">4 ,2 ,5, 1, 8, 9, 10 ,12, 25, 67 <text:s/></text:span><text:span text:style-name="T463"></text:span><text:span text:style-name="T464"><text:s/>No, no sigue orden</text:span></text:p>
      <text:p text:style-name="Standard"><text:span text:style-name="T465">1 ,2 ,5, 7, 8, 9, 10 ,12, 25, 3 <text:s text:c="3"/></text:span><text:span text:style-name="T466"></text:span><text:span text:style-name="T467"><text:s/>No, no sigue orden</text:span></text:p>
      <text:p text:style-name="Standard"><text:span text:style-name="T468">20, 14, 12, 8, 7, 6, 4, 3, 2, 1 <text:s text:c="3"/></text:span><text:span text:style-name="T469"></text:span><text:span text:style-name="T470"><text:s/>Sí, sigue orden</text:span></text:p>
      <text:p text:style-name="Standard"><text:span text:style-name="T471">1,2,2,2,2,2,3,3,3,4<text:s/></text:span><text:span text:style-name="T472"></text:span><text:span text:style-name="T473"><text:s/>Sí, sigue orden</text:span></text:p>
      <text:p text:style-name="Standard">4,4,4,3,3,2,2,2,2,1<text:s/><text:span text:style-name="T474"></text:span><text:span text:style-name="T475"><text:s/>Sí, sigue orden</text:span></text:p>
      <text:p text:style-name="P476"/>
      <text:p text:style-name="P477">3.<text:s/>Algoritmo</text:p>
      <text:p text:style-name="P478"/>
      <text:p text:style-name="P479">sec: 10 Integer;</text:p>
      <text:p text:style-name="P480">Mm,mM: Boolean;</text:p>
      <text:p text:style-name="P481">num1,num2: Integer;</text:p>
      <text:p text:style-name="P482">escribir (“Escribe 10 números”);</text:p>
      <text:p text:style-name="P483">leer_secuencia(sec);</text:p>
      <text:p text:style-name="P484">colocarnos_al_principio(sec);</text:p>
      <text:p text:style-name="Standard"><text:span text:style-name="T485">ordenado</text:span><text:span text:style-name="T486"></text:span><text:span text:style-name="T487">True;</text:span></text:p>
      <text:p text:style-name="Standard"><text:span text:style-name="T488">num1</text:span><text:span text:style-name="T489"></text:span><text:span text:style-name="T490">elemento_actual;</text:span></text:p>
      <text:p text:style-name="P491">avanzar(sec)</text:p>
      <text:p text:style-name="Standard"><text:span text:style-name="T492">num2</text:span><text:span text:style-name="T493"></text:span><text:span text:style-name="T494">elemento_actual;</text:span></text:p>
      <text:p text:style-name="Standard"><text:span text:style-name="T495">Mm</text:span><text:span text:style-name="T496"></text:span><text:span text:style-name="T497">True;</text:span></text:p>
      <text:p text:style-name="Standard"><text:span text:style-name="T498">mM</text:span><text:span text:style-name="T499"></text:span><text:span text:style-name="T500">True;</text:span></text:p>
      <text:p text:style-name="P501"/>
      <text:p text:style-name="P502">repetir<text:s/>salir si <text:s/>fuera(sec) o Mm=False y mM=False</text:p>
      <text:p text:style-name="P503">si num1&gt;num2 y Mm entonces</text:p>
      <text:p text:style-name="Standard"><text:span text:style-name="T504"><text:tab/></text:span><text:span text:style-name="T505"><text:tab/>mM</text:span><text:span text:style-name="T506"></text:span><text:span text:style-name="T507">False;</text:span></text:p>
      <text:p text:style-name="P508"><text:tab/>Fin_si;</text:p>
      <text:p text:style-name="P509"><text:tab/>Si num1&lt;num2 y mM entonces</text:p>
      <text:p text:style-name="Standard"><text:span text:style-name="T510"><text:tab/></text:span><text:span text:style-name="T511"><text:tab/>Mm</text:span><text:span text:style-name="T512"></text:span><text:span text:style-name="T513">False;</text:span></text:p>
      <text:p text:style-name="P514"><text:tab/>Fin_si;</text:p>
      <text:p text:style-name="Standard"><text:span text:style-name="T515"><text:tab/>Num1</text:span><text:span text:style-name="T516"></text:span><text:span text:style-name="T517">elemento_actual;</text:span></text:p>
      <text:p text:style-name="P518"><text:tab/>Avanzar(sec);</text:p>
      <text:p text:style-name="Standard"><text:span text:style-name="T519"><text:tab/>Num2</text:span><text:span text:style-name="T520"></text:span><text:span text:style-name="T521">elemento_actual;</text:span></text:p>
      <text:p text:style-name="P522">Fin_repetir;</text:p>
      <text:p text:style-name="P523">si mM o Mm entonces<text:line-break/><text:tab/>escribir (“Sí,<text:s/>sigue un orden.”);</text:p>
      <text:p text:style-name="P524">si no</text:p>
      <text:p text:style-name="P525"><text:tab/>escribir (“No, no sigue un orden.”)</text:p>
      <text:p text:style-name="P526">fin_si;</text:p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>4. Simulación</text:p>
      <text:p text:style-name="P535">[Para el caso de prueba que queráis, pero indicad cuál.]</text:p>
      <text:p text:style-name="P536"/>
      <text:p text:style-name="P537">Secuencia: (4,4,4,3,3,2,2,2,2,1)</text:p>
      <text:p text:style-name="P538"/>
      <table:table table:style-name="Table539">
        <table:table-columns>
          <table:table-column table:style-name="TableColumn540"/>
          <table:table-column table:style-name="TableColumn541"/>
          <table:table-column table:style-name="TableColumn542"/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>¿Entra?</text:p>
          </table:table-cell>
          <table:table-cell table:style-name="TableCell549">
            <text:p text:style-name="P550">Num1</text:p>
          </table:table-cell>
          <table:table-cell table:style-name="TableCell551">
            <text:p text:style-name="P552">Num2</text:p>
          </table:table-cell>
          <table:table-cell table:style-name="TableCell553">
            <text:p text:style-name="P554">Mm (Num1&gt;Num2)</text:p>
          </table:table-cell>
          <table:table-cell table:style-name="TableCell555">
            <text:p text:style-name="P556">mM (Num1&lt;Num2)</text:p>
          </table:table-cell>
          <table:table-cell table:style-name="TableCell557">
            <text:p text:style-name="P558">Salida</text:p>
          </table:table-cell>
        </table:table-row>
        <table:table-row table:style-name="TableRow559">
          <table:table-cell table:style-name="TableCell560">
            <text:p text:style-name="P561">Inicializaciones</text:p>
          </table:table-cell>
          <table:table-cell table:style-name="TableCell562">
            <text:p text:style-name="P563">4</text:p>
          </table:table-cell>
          <table:table-cell table:style-name="TableCell564">
            <text:p text:style-name="P565">4</text:p>
          </table:table-cell>
          <table:table-cell table:style-name="TableCell566">
            <text:p text:style-name="P567">True</text:p>
          </table:table-cell>
          <table:table-cell table:style-name="TableCell568">
            <text:p text:style-name="P569">True</text:p>
          </table:table-cell>
          <table:table-cell table:style-name="TableCell570">
            <text:p text:style-name="P571">-</text:p>
          </table:table-cell>
        </table:table-row>
        <table:table-row table:style-name="TableRow572">
          <table:table-cell table:style-name="TableCell573">
            <text:p text:style-name="P574">SÍ</text:p>
          </table:table-cell>
          <table:table-cell table:style-name="TableCell575">
            <text:p text:style-name="P576">4</text:p>
          </table:table-cell>
          <table:table-cell table:style-name="TableCell577">
            <text:p text:style-name="P578">4</text:p>
          </table:table-cell>
          <table:table-cell table:style-name="TableCell579">
            <text:p text:style-name="P580">True</text:p>
          </table:table-cell>
          <table:table-cell table:style-name="TableCell581">
            <text:p text:style-name="P582">False</text:p>
          </table:table-cell>
          <table:table-cell table:style-name="TableCell583">
            <text:p text:style-name="P584">-</text:p>
          </table:table-cell>
        </table:table-row>
        <table:table-row table:style-name="TableRow585">
          <table:table-cell table:style-name="TableCell586">
            <text:p text:style-name="P587">SÍ</text:p>
          </table:table-cell>
          <table:table-cell table:style-name="TableCell588">
            <text:p text:style-name="P589">4</text:p>
          </table:table-cell>
          <table:table-cell table:style-name="TableCell590">
            <text:p text:style-name="P591">4</text:p>
          </table:table-cell>
          <table:table-cell table:style-name="TableCell592">
            <text:p text:style-name="P593">True</text:p>
          </table:table-cell>
          <table:table-cell table:style-name="TableCell594">
            <text:p text:style-name="P595">False</text:p>
          </table:table-cell>
          <table:table-cell table:style-name="TableCell596">
            <text:p text:style-name="P597">-</text:p>
          </table:table-cell>
        </table:table-row>
        <table:table-row table:style-name="TableRow598">
          <table:table-cell table:style-name="TableCell599">
            <text:p text:style-name="P600">SÍ</text:p>
          </table:table-cell>
          <table:table-cell table:style-name="TableCell601">
            <text:p text:style-name="P602">4</text:p>
          </table:table-cell>
          <table:table-cell table:style-name="TableCell603">
            <text:p text:style-name="P604">3</text:p>
          </table:table-cell>
          <table:table-cell table:style-name="TableCell605">
            <text:p text:style-name="P606">True</text:p>
          </table:table-cell>
          <table:table-cell table:style-name="TableCell607">
            <text:p text:style-name="P608">False</text:p>
          </table:table-cell>
          <table:table-cell table:style-name="TableCell609">
            <text:p text:style-name="P610">-</text:p>
          </table:table-cell>
        </table:table-row>
        <table:table-row table:style-name="TableRow611">
          <table:table-cell table:style-name="TableCell612">
            <text:p text:style-name="P613">SÍ</text:p>
          </table:table-cell>
          <table:table-cell table:style-name="TableCell614">
            <text:p text:style-name="P615">3</text:p>
          </table:table-cell>
          <table:table-cell table:style-name="TableCell616">
            <text:p text:style-name="P617">3</text:p>
          </table:table-cell>
          <table:table-cell table:style-name="TableCell618">
            <text:p text:style-name="P619">True</text:p>
          </table:table-cell>
          <table:table-cell table:style-name="TableCell620">
            <text:p text:style-name="P621">False</text:p>
          </table:table-cell>
          <table:table-cell table:style-name="TableCell622">
            <text:p text:style-name="P623">-</text:p>
          </table:table-cell>
        </table:table-row>
        <table:table-row table:style-name="TableRow624">
          <table:table-cell table:style-name="TableCell625">
            <text:p text:style-name="P626">SÍ</text:p>
          </table:table-cell>
          <table:table-cell table:style-name="TableCell627">
            <text:p text:style-name="P628">3</text:p>
          </table:table-cell>
          <table:table-cell table:style-name="TableCell629">
            <text:p text:style-name="P630">2</text:p>
          </table:table-cell>
          <table:table-cell table:style-name="TableCell631">
            <text:p text:style-name="P632">True</text:p>
          </table:table-cell>
          <table:table-cell table:style-name="TableCell633">
            <text:p text:style-name="P634">False</text:p>
          </table:table-cell>
          <table:table-cell table:style-name="TableCell635">
            <text:p text:style-name="P636">-</text:p>
          </table:table-cell>
        </table:table-row>
        <table:table-row table:style-name="TableRow637">
          <table:table-cell table:style-name="TableCell638">
            <text:p text:style-name="P639">SÍ</text:p>
          </table:table-cell>
          <table:table-cell table:style-name="TableCell640">
            <text:p text:style-name="P641">2</text:p>
          </table:table-cell>
          <table:table-cell table:style-name="TableCell642">
            <text:p text:style-name="P643">2</text:p>
          </table:table-cell>
          <table:table-cell table:style-name="TableCell644">
            <text:p text:style-name="P645">True</text:p>
          </table:table-cell>
          <table:table-cell table:style-name="TableCell646">
            <text:p text:style-name="P647">False</text:p>
          </table:table-cell>
          <table:table-cell table:style-name="TableCell648">
            <text:p text:style-name="P649">-</text:p>
          </table:table-cell>
        </table:table-row>
        <table:table-row table:style-name="TableRow650">
          <table:table-cell table:style-name="TableCell651">
            <text:p text:style-name="P652">SÍ</text:p>
          </table:table-cell>
          <table:table-cell table:style-name="TableCell653">
            <text:p text:style-name="P654">2</text:p>
          </table:table-cell>
          <table:table-cell table:style-name="TableCell655">
            <text:p text:style-name="P656">2</text:p>
          </table:table-cell>
          <table:table-cell table:style-name="TableCell657">
            <text:p text:style-name="P658">True</text:p>
          </table:table-cell>
          <table:table-cell table:style-name="TableCell659">
            <text:p text:style-name="P660">False</text:p>
          </table:table-cell>
          <table:table-cell table:style-name="TableCell661">
            <text:p text:style-name="P662">-</text:p>
          </table:table-cell>
        </table:table-row>
        <table:table-row table:style-name="TableRow663">
          <table:table-cell table:style-name="TableCell664">
            <text:p text:style-name="P665">SÍ</text:p>
          </table:table-cell>
          <table:table-cell table:style-name="TableCell666">
            <text:p text:style-name="P667">2</text:p>
          </table:table-cell>
          <table:table-cell table:style-name="TableCell668">
            <text:p text:style-name="P669">2</text:p>
          </table:table-cell>
          <table:table-cell table:style-name="TableCell670">
            <text:p text:style-name="P671">True</text:p>
          </table:table-cell>
          <table:table-cell table:style-name="TableCell672">
            <text:p text:style-name="P673">False</text:p>
          </table:table-cell>
          <table:table-cell table:style-name="TableCell674">
            <text:p text:style-name="P675">-</text:p>
          </table:table-cell>
        </table:table-row>
        <table:table-row table:style-name="TableRow676">
          <table:table-cell table:style-name="TableCell677">
            <text:p text:style-name="P678">SÍ</text:p>
          </table:table-cell>
          <table:table-cell table:style-name="TableCell679">
            <text:p text:style-name="P680">2</text:p>
          </table:table-cell>
          <table:table-cell table:style-name="TableCell681">
            <text:p text:style-name="P682">1</text:p>
          </table:table-cell>
          <table:table-cell table:style-name="TableCell683">
            <text:p text:style-name="P684">True</text:p>
          </table:table-cell>
          <table:table-cell table:style-name="TableCell685">
            <text:p text:style-name="P686">False</text:p>
          </table:table-cell>
          <table:table-cell table:style-name="TableCell687">
            <text:p text:style-name="P688">-</text:p>
          </table:table-cell>
        </table:table-row>
        <table:table-row table:style-name="TableRow689">
          <table:table-cell table:style-name="TableCell690">
            <text:p text:style-name="P691">NO</text:p>
          </table:table-cell>
          <table:table-cell table:style-name="TableCell692">
            <text:p text:style-name="P693">1</text:p>
          </table:table-cell>
          <table:table-cell table:style-name="TableCell694">
            <text:p text:style-name="P695">FUERA SEC.</text:p>
          </table:table-cell>
          <table:table-cell table:style-name="TableCell696">
            <text:p text:style-name="P697">True</text:p>
          </table:table-cell>
          <table:table-cell table:style-name="TableCell698">
            <text:p text:style-name="P699">False</text:p>
          </table:table-cell>
          <table:table-cell table:style-name="TableCell700">
            <text:p text:style-name="P701">Sí, sigue un orden.</text:p>
          </table:table-cell>
        </table:table-row>
      </table:table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>4º ejercicio</text:p>
      <text:p text:style-name="P715"/>
      <text:p text:style-name="P716">Pedir al usuario un número entero (N &gt; 0) y dibujar un gráfico de N líneas como<text:s/>el siguiente:</text:p>
      <text:p text:style-name="P717"/>
      <text:p text:style-name="P718">Si N=5</text:p>
      <text:p text:style-name="P719"/>
      <text:p text:style-name="P720"><text:tab/><text:tab/>* 0 0 0 0</text:p>
      <text:p text:style-name="P721"><text:tab/><text:tab/>* * 0 0 0</text:p>
      <text:p text:style-name="P722"><text:tab/><text:tab/>* * * 0 0</text:p>
      <text:p text:style-name="P723"><text:tab/><text:tab/>* * * * 0</text:p>
      <text:p text:style-name="P724"><text:tab/><text:tab/>* * * * *</text:p>
      <text:p text:style-name="P725"/>
      <text:p text:style-name="P726">1. Especificación</text:p>
      <text:p text:style-name="P727"/>
      <text:p text:style-name="Standard"><text:span text:style-name="T728">Entrada:</text:span><text:span text:style-name="T729"><text:s/></text:span><text:span text:style-name="T730">Un número entero</text:span><text:span text:style-name="T731">.</text:span></text:p>
      <text:p text:style-name="Standard"><text:span text:style-name="T732">Pre:</text:span><text:span text:style-name="T733"><text:s/></text:span><text:span text:style-name="T734">El número &gt;0</text:span></text:p>
      <text:p text:style-name="P735"/>
      <text:p text:style-name="Standard"><text:span text:style-name="T736">Salida:</text:span><text:span text:style-name="T737"><text:s/></text:span><text:span text:style-name="T738">Una matriz.</text:span></text:p>
      <text:p text:style-name="Standard"><text:span text:style-name="T739">Post:</text:span><text:span text:style-name="T740"><text:s/></text:span><text:span text:style-name="T741">Una matriz dividida diagonalmente por asteriscos y ceros, que tiene un área del número introducido al cuadrado.</text:span></text:p>
      <text:p text:style-name="P742"/>
      <text:p text:style-name="P743">2. Casos de prueba</text:p>
      <text:p text:style-name="P744"/>
      <table:table table:style-name="Table745">
        <table:table-columns>
          <table:table-column table:style-name="TableColumn746"/>
          <table:table-column table:style-name="TableColumn747"/>
        </table:table-columns>
        <table:table-row table:style-name="TableRow748">
          <table:table-cell table:style-name="TableCell749">
            <text:p text:style-name="P750">Entrada</text:p>
          </table:table-cell>
          <table:table-cell table:style-name="TableCell751">
            <text:p text:style-name="P752">Salida</text:p>
          </table:table-cell>
        </table:table-row>
        <table:table-row table:style-name="TableRow753">
          <table:table-cell table:style-name="TableCell754">
            <text:p text:style-name="P755">1</text:p>
          </table:table-cell>
          <table:table-cell table:style-name="TableCell756">
            <text:p text:style-name="P757">*</text:p>
          </table:table-cell>
        </table:table-row>
        <table:table-row table:style-name="TableRow758">
          <table:table-cell table:style-name="TableCell759">
            <text:p text:style-name="P760">4</text:p>
          </table:table-cell>
          <table:table-cell table:style-name="TableCell761">
            <text:p text:style-name="P762">*000</text:p>
            <text:p text:style-name="P763">**00</text:p>
            <text:p text:style-name="P764">***0</text:p>
            <text:p text:style-name="P765">****</text:p>
          </table:table-cell>
        </table:table-row>
      </table:table>
      <text:p text:style-name="P766"/>
      <text:p text:style-name="P767"><text:span text:style-name="T768">3. Algoritmo</text:span></text:p>
      <text:p text:style-name="P769">[En este apartado podéis incluir el algoritmo en pseudocódigo si queréis, aunque si<text:s/>lo preferís podéis escribirlo directamente en Ada o en Python.]</text:p>
      <text:p text:style-name="P770"/>
      <text:p text:style-name="P771">n,asterisco,cero: Integer;</text:p>
      <text:p text:style-name="P772">escribir (“Teclea un número”);</text:p>
      <text:p text:style-name="P773">leer(n);</text:p>
      <text:p text:style-name="Standard"><text:span text:style-name="T774">asterisco</text:span><text:span text:style-name="T775"></text:span><text:span text:style-name="T776">1;</text:span></text:p>
      <text:p text:style-name="Standard"><text:span text:style-name="T777">cero</text:span><text:span text:style-name="T778"></text:span><text:span text:style-name="T779">n-1;</text:span></text:p>
      <text:p text:style-name="P780"/>
      <text:p text:style-name="P781">para<text:s/>y<text:s/>1 .. n repetir</text:p>
      <text:p text:style-name="Standard"><text:span text:style-name="T782"><text:tab/></text:span><text:span text:style-name="T783">para x 1 .. asterisco repetir</text:span></text:p>
      <text:p text:style-name="P784"><text:tab/><text:tab/>escribir(“*”);</text:p>
      <text:p text:style-name="P785">para a 1 .. cero repetir</text:p>
      <text:p text:style-name="P786"><text:tab/><text:tab/><text:tab/>escribir(“0”);</text:p>
      <text:p text:style-name="Standard"><text:span text:style-name="T787"><text:tab/></text:span><text:span text:style-name="T788"><text:tab/></text:span><text:span text:style-name="T789">fin_repetir;</text:span></text:p>
      <text:p text:style-name="P790">fin_repetir;</text:p>
      <text:p text:style-name="P791">escribir(salto_de_linea);</text:p>
      <text:p text:style-name="P792"><text:span text:style-name="T793">asterisco</text:span><text:span text:style-name="T794"></text:span><text:span text:style-name="T795">asterisco+1;</text:span></text:p>
      <text:p text:style-name="P796"><text:span text:style-name="T797">cero</text:span><text:span text:style-name="T798"></text:span><text:span text:style-name="T799">cero-1;</text:span></text:p>
      <text:p text:style-name="P800">fin_repetir;</text:p>
      <text:p text:style-name="P801"/>
      <text:p text:style-name="P802"/>
      <text:p text:style-name="P803">4. Simulación</text:p>
      <text:p text:style-name="P804">[Para el caso de prueba que queráis, pero indicad cuál.]</text:p>
      <text:p text:style-name="P805"/>
      <text:p text:style-name="P806">Para N=5</text:p>
      <text:p text:style-name="P807"/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  <table:table-column table:style-name="TableColumn812"/>
          <table:table-column table:style-name="TableColumn813"/>
          <table:table-column table:style-name="TableColumn814"/>
        </table:table-columns>
        <table:table-row table:style-name="TableRow815">
          <table:table-cell table:style-name="TableCell816">
            <text:p text:style-name="P817">¿Entra?</text:p>
          </table:table-cell>
          <table:table-cell table:style-name="TableCell818">
            <text:p text:style-name="P819">N.º Vuelta</text:p>
          </table:table-cell>
          <table:table-cell table:style-name="TableCell820">
            <text:p text:style-name="P821">n</text:p>
          </table:table-cell>
          <table:table-cell table:style-name="TableCell822">
            <text:p text:style-name="P823">Asterisco</text:p>
          </table:table-cell>
          <table:table-cell table:style-name="TableCell824">
            <text:p text:style-name="P825">Cero</text:p>
          </table:table-cell>
          <table:table-cell table:style-name="TableCell826">
            <text:p text:style-name="P827">Pantalla</text:p>
          </table:table-cell>
        </table:table-row>
        <table:table-row table:style-name="TableRow828">
          <table:table-cell table:style-name="TableCell829">
            <text:p text:style-name="P830">Inicializaciones</text:p>
          </table:table-cell>
          <table:table-cell table:style-name="TableCell831">
            <text:p text:style-name="P832">-</text:p>
          </table:table-cell>
          <table:table-cell table:style-name="TableCell833">
            <text:p text:style-name="P834">5</text:p>
          </table:table-cell>
          <table:table-cell table:style-name="TableCell835">
            <text:p text:style-name="P836">1</text:p>
          </table:table-cell>
          <table:table-cell table:style-name="TableCell837">
            <text:p text:style-name="P838">4</text:p>
          </table:table-cell>
          <table:table-cell table:style-name="TableCell839">
            <text:p text:style-name="P840">-</text:p>
          </table:table-cell>
        </table:table-row>
        <table:table-row table:style-name="TableRow841">
          <table:table-cell table:style-name="TableCell842">
            <text:p text:style-name="P843">SÍ</text:p>
          </table:table-cell>
          <table:table-cell table:style-name="TableCell844">
            <text:p text:style-name="P845">1</text:p>
          </table:table-cell>
          <table:table-cell table:style-name="TableCell846">
            <text:p text:style-name="P847">5</text:p>
          </table:table-cell>
          <table:table-cell table:style-name="TableCell848">
            <text:p text:style-name="P849">1</text:p>
          </table:table-cell>
          <table:table-cell table:style-name="TableCell850">
            <text:p text:style-name="P851">4</text:p>
          </table:table-cell>
          <table:table-cell table:style-name="TableCell852">
            <text:p text:style-name="P853">*0000</text:p>
          </table:table-cell>
        </table:table-row>
        <table:table-row table:style-name="TableRow854">
          <table:table-cell table:style-name="TableCell855">
            <text:p text:style-name="P856">SÍ</text:p>
          </table:table-cell>
          <table:table-cell table:style-name="TableCell857">
            <text:p text:style-name="P858">2</text:p>
          </table:table-cell>
          <table:table-cell table:style-name="TableCell859">
            <text:p text:style-name="P860">5</text:p>
          </table:table-cell>
          <table:table-cell table:style-name="TableCell861">
            <text:p text:style-name="P862">2</text:p>
          </table:table-cell>
          <table:table-cell table:style-name="TableCell863">
            <text:p text:style-name="P864">3</text:p>
          </table:table-cell>
          <table:table-cell table:style-name="TableCell865">
            <text:p text:style-name="P866">**000</text:p>
          </table:table-cell>
        </table:table-row>
        <table:table-row table:style-name="TableRow867">
          <table:table-cell table:style-name="TableCell868">
            <text:p text:style-name="P869">SÍ</text:p>
          </table:table-cell>
          <table:table-cell table:style-name="TableCell870">
            <text:p text:style-name="P871">3</text:p>
          </table:table-cell>
          <table:table-cell table:style-name="TableCell872">
            <text:p text:style-name="P873">5</text:p>
          </table:table-cell>
          <table:table-cell table:style-name="TableCell874">
            <text:p text:style-name="P875">3</text:p>
          </table:table-cell>
          <table:table-cell table:style-name="TableCell876">
            <text:p text:style-name="P877">2</text:p>
          </table:table-cell>
          <table:table-cell table:style-name="TableCell878">
            <text:p text:style-name="P879">***00</text:p>
          </table:table-cell>
        </table:table-row>
        <table:table-row table:style-name="TableRow880">
          <table:table-cell table:style-name="TableCell881">
            <text:p text:style-name="P882">SÍ</text:p>
          </table:table-cell>
          <table:table-cell table:style-name="TableCell883">
            <text:p text:style-name="P884">4</text:p>
          </table:table-cell>
          <table:table-cell table:style-name="TableCell885">
            <text:p text:style-name="P886">5</text:p>
          </table:table-cell>
          <table:table-cell table:style-name="TableCell887">
            <text:p text:style-name="P888">4</text:p>
          </table:table-cell>
          <table:table-cell table:style-name="TableCell889">
            <text:p text:style-name="P890">1</text:p>
          </table:table-cell>
          <table:table-cell table:style-name="TableCell891">
            <text:p text:style-name="P892">****0</text:p>
          </table:table-cell>
        </table:table-row>
        <table:table-row table:style-name="TableRow893">
          <table:table-cell table:style-name="TableCell894">
            <text:p text:style-name="P895">SÍ</text:p>
          </table:table-cell>
          <table:table-cell table:style-name="TableCell896">
            <text:p text:style-name="P897">5</text:p>
          </table:table-cell>
          <table:table-cell table:style-name="TableCell898">
            <text:p text:style-name="P899">5</text:p>
          </table:table-cell>
          <table:table-cell table:style-name="TableCell900">
            <text:p text:style-name="P901">5</text:p>
          </table:table-cell>
          <table:table-cell table:style-name="TableCell902">
            <text:p text:style-name="P903">0</text:p>
          </table:table-cell>
          <table:table-cell table:style-name="TableCell904">
            <text:p text:style-name="P905">*****</text:p>
          </table:table-cell>
        </table:table-row>
        <table:table-row table:style-name="TableRow906">
          <table:table-cell table:style-name="TableCell907">
            <text:p text:style-name="P908">NO</text:p>
          </table:table-cell>
          <table:table-cell table:style-name="TableCell909">
            <text:p text:style-name="P910">-</text:p>
          </table:table-cell>
          <table:table-cell table:style-name="TableCell911">
            <text:p text:style-name="P912">-</text:p>
          </table:table-cell>
          <table:table-cell table:style-name="TableCell913">
            <text:p text:style-name="P914">-</text:p>
          </table:table-cell>
          <table:table-cell table:style-name="TableCell915">
            <text:p text:style-name="P916">-</text:p>
          </table:table-cell>
          <table:table-cell table:style-name="TableCell917">
            <text:p text:style-name="P918">-</text:p>
          </table:table-cell>
        </table:table-row>
      </table:table>
      <text:p text:style-name="P919"/>
      <text:p text:style-name="P920"/>
      <text:p text:style-name="P921"/>
      <text:h text:style-name="P922" text:outline-level="1"/>
      <text:h text:style-name="P923" text:outline-level="1">5º ejercicio (Se hará en clase: no es para entregar)</text:h>
      <text:p text:style-name="P924"/>
      <text:p text:style-name="P925"><text:span text:style-name="T926">Ahora pasaremos a ejecutar nuestro primer programa en un lenguaje de<text:s/></text:span><text:span text:style-name="T927">programación. En este caso el programa<text:s/></text:span><text:span text:style-name="T928">“</text:span><text:span text:style-name="T929">Hola mundo</text:span><text:span text:style-name="T930">”</text:span><text:span text:style-name="T931"><text:s/>lo ejecutaremos en ADA y en Python.</text:span></text:p>
      <text:h text:style-name="P932" text:outline-level="1">6º ejercicio</text:h>
      <text:p text:style-name="P933"/>
      <text:p text:style-name="P934">Pedir al usuario que introduzca un número entero &gt;=0 y calcular cuántos de sus dígitos son impares.</text:p>
      <text:p text:style-name="P935"/>
      <text:p text:style-name="P936">1. Especificación</text:p>
      <text:p text:style-name="P937"/>
      <text:p text:style-name="Standard"><text:span text:style-name="T938">Entrada:</text:span><text:span text:style-name="T939"><text:s/>un número entero<text:s/></text:span><text:span text:style-name="T940">num</text:span></text:p>
      <text:p text:style-name="Standard"><text:span text:style-name="T941">Pre:</text:span><text:span text:style-name="T942"><text:s/>num &gt;=0</text:span></text:p>
      <text:p text:style-name="P943"/>
      <text:p text:style-name="Standard"><text:span text:style-name="T944">Salida:</text:span><text:span text:style-name="T945"><text:s/>un número entero</text:span></text:p>
      <text:p text:style-name="Standard"><text:span text:style-name="T946">Post:</text:span><text:span text:style-name="T947"><text:s/>valor entero &gt;=0 que indicará el número de dígitos impares que contiene el número de entrada</text:span></text:p>
      <text:p text:style-name="P948"/>
      <text:p text:style-name="P949"/>
      <text:p text:style-name="P950"/>
      <text:p text:style-name="P951"/>
      <text:p text:style-name="P952"/>
      <text:p text:style-name="P953"/>
      <text:p text:style-name="P954"/>
      <text:p text:style-name="P955">2. Casos de prueba</text:p>
      <text:p text:style-name="P956"/>
      <table:table table:style-name="Table957">
        <table:table-columns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Entrada</text:p>
          </table:table-cell>
          <table:table-cell table:style-name="TableCell963">
            <text:p text:style-name="P964">Salida</text:p>
          </table:table-cell>
        </table:table-row>
        <table:table-row table:style-name="TableRow965">
          <table:table-cell table:style-name="TableCell966">
            <text:p text:style-name="P967">123456789</text:p>
          </table:table-cell>
          <table:table-cell table:style-name="TableCell968">
            <text:p text:style-name="P969">5</text:p>
          </table:table-cell>
        </table:table-row>
        <table:table-row table:style-name="TableRow970">
          <table:table-cell table:style-name="TableCell971">
            <text:p text:style-name="P972">222222222</text:p>
          </table:table-cell>
          <table:table-cell table:style-name="TableCell973">
            <text:p text:style-name="P974">0</text:p>
          </table:table-cell>
        </table:table-row>
        <table:table-row table:style-name="TableRow975">
          <table:table-cell table:style-name="TableCell976">
            <text:p text:style-name="P977">111111</text:p>
          </table:table-cell>
          <table:table-cell table:style-name="TableCell978">
            <text:p text:style-name="P979">6</text:p>
          </table:table-cell>
        </table:table-row>
        <table:table-row table:style-name="TableRow980">
          <table:table-cell table:style-name="TableCell981">
            <text:p text:style-name="P982">0000</text:p>
          </table:table-cell>
          <table:table-cell table:style-name="TableCell983">
            <text:p text:style-name="P984">0</text:p>
          </table:table-cell>
        </table:table-row>
      </table:table>
      <text:p text:style-name="P985"/>
      <text:p text:style-name="P986"/>
      <text:p text:style-name="P987"><text:span text:style-name="T988">3. Algoritmo</text:span></text:p>
      <text:p text:style-name="P989"><text:span text:style-name="T990">[En este apartado podéis incluir el algoritmo en pseudocódigo si queréis, aunq</text:span><text:span text:style-name="T991">ue no es obligatorio. Lo que<text:s/></text:span><text:span text:style-name="T992">necesariamente</text:span><text:span text:style-name="T993"><text:s/>deberéis hacer es incluir los archivos contar_digitos_impares.adb y contar_digitos_impares.py con el código fuente (tanto en Ada como en Python) en un fichero comprimido aparte.]</text:span></text:p>
      <text:p text:style-name="P994"/>
      <text:p text:style-name="P995">4. Simulación</text:p>
      <text:p text:style-name="P996">[Para el<text:s/>caso de prueba que queráis, pero indicad cuál.]</text:p>
      <text:p text:style-name="P997"/>
      <text:p text:style-name="P998">Número= 12345</text:p>
      <text:p text:style-name="P999"/>
      <table:table table:style-name="Table1000">
        <table:table-columns>
          <table:table-column table:style-name="TableColumn1001"/>
          <table:table-column table:style-name="TableColumn1002"/>
          <table:table-column table:style-name="TableColumn1003"/>
          <table:table-column table:style-name="TableColumn1004"/>
          <table:table-column table:style-name="TableColumn1005"/>
        </table:table-columns>
        <table:table-row table:style-name="TableRow1006">
          <table:table-cell table:style-name="TableCell1007">
            <text:p text:style-name="P1008">¿Entrar?</text:p>
          </table:table-cell>
          <table:table-cell table:style-name="TableCell1009">
            <text:p text:style-name="P1010">Número</text:p>
          </table:table-cell>
          <table:table-cell table:style-name="TableCell1011">
            <text:p text:style-name="P1012">Aux</text:p>
          </table:table-cell>
          <table:table-cell table:style-name="TableCell1013">
            <text:p text:style-name="P1014">Cant_impar</text:p>
          </table:table-cell>
          <table:table-cell table:style-name="TableCell1015">
            <text:p text:style-name="P1016">Pantalla</text:p>
          </table:table-cell>
        </table:table-row>
        <table:table-row table:style-name="TableRow1017">
          <table:table-cell table:style-name="TableCell1018">
            <text:p text:style-name="P1019">Inicializaciones</text:p>
          </table:table-cell>
          <table:table-cell table:style-name="TableCell1020">
            <text:p text:style-name="P1021">12345</text:p>
          </table:table-cell>
          <table:table-cell table:style-name="TableCell1022">
            <text:p text:style-name="P1023">0</text:p>
          </table:table-cell>
          <table:table-cell table:style-name="TableCell1024">
            <text:p text:style-name="P1025">0</text:p>
          </table:table-cell>
          <table:table-cell table:style-name="TableCell1026">
            <text:p text:style-name="P1027">-</text:p>
          </table:table-cell>
        </table:table-row>
        <table:table-row table:style-name="TableRow1028">
          <table:table-cell table:style-name="TableCell1029">
            <text:p text:style-name="P1030">SÍ</text:p>
          </table:table-cell>
          <table:table-cell table:style-name="TableCell1031">
            <text:p text:style-name="P1032">1234</text:p>
          </table:table-cell>
          <table:table-cell table:style-name="TableCell1033">
            <text:p text:style-name="P1034">5</text:p>
          </table:table-cell>
          <table:table-cell table:style-name="TableCell1035">
            <text:p text:style-name="P1036">1</text:p>
          </table:table-cell>
          <table:table-cell table:style-name="TableCell1037">
            <text:p text:style-name="P1038">-</text:p>
          </table:table-cell>
        </table:table-row>
        <table:table-row table:style-name="TableRow1039">
          <table:table-cell table:style-name="TableCell1040">
            <text:p text:style-name="P1041">SÍ</text:p>
          </table:table-cell>
          <table:table-cell table:style-name="TableCell1042">
            <text:p text:style-name="P1043">123</text:p>
          </table:table-cell>
          <table:table-cell table:style-name="TableCell1044">
            <text:p text:style-name="P1045">4</text:p>
          </table:table-cell>
          <table:table-cell table:style-name="TableCell1046">
            <text:p text:style-name="P1047">1</text:p>
          </table:table-cell>
          <table:table-cell table:style-name="TableCell1048">
            <text:p text:style-name="P1049">-</text:p>
          </table:table-cell>
        </table:table-row>
        <table:table-row table:style-name="TableRow1050">
          <table:table-cell table:style-name="TableCell1051">
            <text:p text:style-name="P1052">SÍ</text:p>
          </table:table-cell>
          <table:table-cell table:style-name="TableCell1053">
            <text:p text:style-name="P1054">12</text:p>
          </table:table-cell>
          <table:table-cell table:style-name="TableCell1055">
            <text:p text:style-name="P1056">3</text:p>
          </table:table-cell>
          <table:table-cell table:style-name="TableCell1057">
            <text:p text:style-name="P1058">2</text:p>
          </table:table-cell>
          <table:table-cell table:style-name="TableCell1059">
            <text:p text:style-name="P1060">-</text:p>
          </table:table-cell>
        </table:table-row>
        <table:table-row table:style-name="TableRow1061">
          <table:table-cell table:style-name="TableCell1062">
            <text:p text:style-name="P1063">SÍ</text:p>
          </table:table-cell>
          <table:table-cell table:style-name="TableCell1064">
            <text:p text:style-name="P1065">1</text:p>
          </table:table-cell>
          <table:table-cell table:style-name="TableCell1066">
            <text:p text:style-name="P1067">2</text:p>
          </table:table-cell>
          <table:table-cell table:style-name="TableCell1068">
            <text:p text:style-name="P1069">2</text:p>
          </table:table-cell>
          <table:table-cell table:style-name="TableCell1070">
            <text:p text:style-name="P1071">-</text:p>
          </table:table-cell>
        </table:table-row>
        <table:table-row table:style-name="TableRow1072">
          <table:table-cell table:style-name="TableCell1073">
            <text:p text:style-name="P1074">SÍ</text:p>
          </table:table-cell>
          <table:table-cell table:style-name="TableCell1075">
            <text:p text:style-name="P1076">0</text:p>
          </table:table-cell>
          <table:table-cell table:style-name="TableCell1077">
            <text:p text:style-name="P1078">1</text:p>
          </table:table-cell>
          <table:table-cell table:style-name="TableCell1079">
            <text:p text:style-name="P1080">3</text:p>
          </table:table-cell>
          <table:table-cell table:style-name="TableCell1081">
            <text:p text:style-name="P1082">-</text:p>
          </table:table-cell>
        </table:table-row>
        <table:table-row table:style-name="TableRow1083">
          <table:table-cell table:style-name="TableCell1084">
            <text:p text:style-name="P1085">NO</text:p>
          </table:table-cell>
          <table:table-cell table:style-name="TableCell1086">
            <text:p text:style-name="P1087">0</text:p>
          </table:table-cell>
          <table:table-cell table:style-name="TableCell1088">
            <text:p text:style-name="P1089">-</text:p>
          </table:table-cell>
          <table:table-cell table:style-name="TableCell1090">
            <text:p text:style-name="P1091">-</text:p>
          </table:table-cell>
          <table:table-cell table:style-name="TableCell1092">
            <text:p text:style-name="P1093">3</text:p>
          </table:table-cell>
        </table:table-row>
      </table:table>
      <text:p text:style-name="P1094"/>
      <text:p text:style-name="P1095"/>
      <text:p text:style-name="P1096"/>
      <text:h text:style-name="P1097" text:outline-level="1"/>
      <text:h text:style-name="P1098" text:outline-level="1">7º ejercicio</text:h>
      <text:p text:style-name="P1099"/>
      <text:p text:style-name="P1100">Pedir al usuario que introduzca un número binario (se almacenará como número entero) que comience en 1 y calcular su equivalente en decimal.</text:p>
      <text:p text:style-name="P1101"/>
      <text:p text:style-name="P1102">1. Especificación</text:p>
      <text:p text:style-name="P1103"/>
      <text:p text:style-name="Standard"><text:span text:style-name="T1104">Entrada:</text:span><text:span text:style-name="T1105"><text:s/>un número entero</text:span></text:p>
      <text:p text:style-name="Standard"><text:span text:style-name="T1106">Pr</text:span><text:span text:style-name="T1107">e:</text:span><text:span text:style-name="T1108"><text:s/>el número será un número binario compuesto exclusivamente por 1s y 0s y comenzará por un 1</text:span></text:p>
      <text:p text:style-name="P1109"/>
      <text:p text:style-name="Standard"><text:span text:style-name="T1110">Salida:</text:span><text:span text:style-name="T1111"><text:s/>un número</text:span></text:p>
      <text:p text:style-name="Standard"><text:span text:style-name="T1112">Post:</text:span><text:span text:style-name="T1113"><text:s/>el número será el equivalente decimal del número de entrada, donde el peso de cada dígito binario es 2</text:span><text:span text:style-name="T1114">posición</text:span><text:span text:style-name="T1115">.</text:span></text:p>
      <text:p text:style-name="Standard"><text:span text:style-name="T1116">Ejemplo 10010= 1*2</text:span><text:span text:style-name="T1117">4</text:span><text:span text:style-name="T1118">+0*2</text:span><text:span text:style-name="T1119">3</text:span><text:span text:style-name="T1120">+0*2</text:span><text:span text:style-name="T1121">2</text:span><text:span text:style-name="T1122">+1*2</text:span><text:span text:style-name="T1123">1</text:span><text:span text:style-name="T1124">+0*2</text:span><text:span text:style-name="T1125">0</text:span><text:span text:style-name="T1126">= 18</text:span></text:p>
      <text:p text:style-name="P1127">En ADA la potencia es base**exp</text:p>
      <text:p text:style-name="P1128">En Python la potencia es base**exp</text:p>
      <text:p text:style-name="P1129"/>
      <text:p text:style-name="P1130">2. Casos de prueba</text:p>
      <text:p text:style-name="P1131"/>
      <table:table table:style-name="Table1132">
        <table:table-columns>
          <table:table-column table:style-name="TableColumn1133"/>
          <table:table-column table:style-name="TableColumn1134"/>
        </table:table-columns>
        <table:table-row table:style-name="TableRow1135">
          <table:table-cell table:style-name="TableCell1136">
            <text:p text:style-name="P1137">Entrada</text:p>
          </table:table-cell>
          <table:table-cell table:style-name="TableCell1138">
            <text:p text:style-name="P1139">Salida</text:p>
          </table:table-cell>
        </table:table-row>
        <table:table-row table:style-name="TableRow1140">
          <table:table-cell table:style-name="TableCell1141">
            <text:p text:style-name="P1142">101</text:p>
          </table:table-cell>
          <table:table-cell table:style-name="TableCell1143">
            <text:p text:style-name="P1144">5</text:p>
          </table:table-cell>
        </table:table-row>
        <table:table-row table:style-name="TableRow1145">
          <table:table-cell table:style-name="TableCell1146">
            <text:p text:style-name="P1147">10000</text:p>
          </table:table-cell>
          <table:table-cell table:style-name="TableCell1148">
            <text:p text:style-name="P1149">16</text:p>
          </table:table-cell>
        </table:table-row>
        <table:table-row table:style-name="TableRow1150">
          <table:table-cell table:style-name="TableCell1151">
            <text:p text:style-name="P1152">11111</text:p>
          </table:table-cell>
          <table:table-cell table:style-name="TableCell1153">
            <text:p text:style-name="P1154">31</text:p>
          </table:table-cell>
        </table:table-row>
        <table:table-row table:style-name="TableRow1155">
          <table:table-cell table:style-name="TableCell1156">
            <text:p text:style-name="P1157">10010</text:p>
          </table:table-cell>
          <table:table-cell table:style-name="TableCell1158">
            <text:p text:style-name="P1159">18</text:p>
          </table:table-cell>
        </table:table-row>
      </table:table>
      <text:p text:style-name="P1160"/>
      <text:p text:style-name="P1161"/>
      <text:p text:style-name="P1162"/>
      <text:p text:style-name="P1163">3. Algoritmo</text:p>
      <text:p text:style-name="P1164"><text:span text:style-name="T1165">[En este apartado podéis incluir el algoritmo en pseudocódigo si queréis, aunque no es obligatorio. Lo que<text:s/></text:span><text:span text:style-name="T1166">necesariamente</text:span><text:span text:style-name="T1167"><text:s/>deberéis hacer es incluir los archivos binario_a_decimal.adb y binario_a_decimal.py con el código fuente (tanto en Ada como en Python) en un fichero comprimido aparte.]</text:span></text:p>
      <text:p text:style-name="P1168"/>
      <text:p text:style-name="P1169"/>
      <text:p text:style-name="P1170"/>
      <text:p text:style-name="P1171"/>
      <text:p text:style-name="P1172"/>
      <text:p text:style-name="P1173">4. Simulación</text:p>
      <text:p text:style-name="P1174">[Para el caso de prueba que queráis, pero indicad cuál.]</text:p>
      <text:p text:style-name="P1175"/>
      <text:p text:style-name="P1176">Número= 10010</text:p>
      <text:p text:style-name="P1177"/>
      <table:table table:style-name="Table1178">
        <table:table-columns>
          <table:table-column table:style-name="TableColumn1179"/>
          <table:table-column table:style-name="TableColumn1180"/>
          <table:table-column table:style-name="TableColumn1181"/>
          <table:table-column table:style-name="TableColumn1182"/>
          <table:table-column table:style-name="TableColumn1183"/>
        </table:table-columns>
        <table:table-row table:style-name="TableRow1184">
          <table:table-cell table:style-name="TableCell1185">
            <text:p text:style-name="P1186">¿Entrar?</text:p>
          </table:table-cell>
          <table:table-cell table:style-name="TableCell1187">
            <text:p text:style-name="P1188">Número</text:p>
          </table:table-cell>
          <table:table-cell table:style-name="TableCell1189">
            <text:p text:style-name="P1190">Aux</text:p>
          </table:table-cell>
          <table:table-cell table:style-name="TableCell1191">
            <text:p text:style-name="P1192">Decimal</text:p>
          </table:table-cell>
          <table:table-cell table:style-name="TableCell1193">
            <text:p text:style-name="P1194">Pantalla</text:p>
          </table:table-cell>
        </table:table-row>
        <table:table-row table:style-name="TableRow1195">
          <table:table-cell table:style-name="TableCell1196">
            <text:p text:style-name="P1197">Inicializaciones</text:p>
          </table:table-cell>
          <table:table-cell table:style-name="TableCell1198">
            <text:p text:style-name="P1199">10010</text:p>
          </table:table-cell>
          <table:table-cell table:style-name="TableCell1200">
            <text:p text:style-name="P1201">-</text:p>
          </table:table-cell>
          <table:table-cell table:style-name="TableCell1202">
            <text:p text:style-name="P1203">0</text:p>
          </table:table-cell>
          <table:table-cell table:style-name="TableCell1204">
            <text:p text:style-name="P1205">-</text:p>
          </table:table-cell>
        </table:table-row>
        <table:table-row table:style-name="TableRow1206">
          <table:table-cell table:style-name="TableCell1207">
            <text:p text:style-name="P1208">SÍ</text:p>
          </table:table-cell>
          <table:table-cell table:style-name="TableCell1209">
            <text:p text:style-name="P1210">1001</text:p>
          </table:table-cell>
          <table:table-cell table:style-name="TableCell1211">
            <text:p text:style-name="P1212">0</text:p>
          </table:table-cell>
          <table:table-cell table:style-name="TableCell1213">
            <text:p text:style-name="P1214">0</text:p>
          </table:table-cell>
          <table:table-cell table:style-name="TableCell1215">
            <text:p text:style-name="P1216">-</text:p>
          </table:table-cell>
        </table:table-row>
        <table:table-row table:style-name="TableRow1217">
          <table:table-cell table:style-name="TableCell1218">
            <text:p text:style-name="P1219">SÍ</text:p>
          </table:table-cell>
          <table:table-cell table:style-name="TableCell1220">
            <text:p text:style-name="P1221">100</text:p>
          </table:table-cell>
          <table:table-cell table:style-name="TableCell1222">
            <text:p text:style-name="P1223">1</text:p>
          </table:table-cell>
          <table:table-cell table:style-name="TableCell1224">
            <text:p text:style-name="P1225">2</text:p>
          </table:table-cell>
          <table:table-cell table:style-name="TableCell1226">
            <text:p text:style-name="P1227">-</text:p>
          </table:table-cell>
        </table:table-row>
        <table:table-row table:style-name="TableRow1228">
          <table:table-cell table:style-name="TableCell1229">
            <text:p text:style-name="P1230">SÍ</text:p>
          </table:table-cell>
          <table:table-cell table:style-name="TableCell1231">
            <text:p text:style-name="P1232">10</text:p>
          </table:table-cell>
          <table:table-cell table:style-name="TableCell1233">
            <text:p text:style-name="P1234">0</text:p>
          </table:table-cell>
          <table:table-cell table:style-name="TableCell1235">
            <text:p text:style-name="P1236">0</text:p>
          </table:table-cell>
          <table:table-cell table:style-name="TableCell1237">
            <text:p text:style-name="P1238">-</text:p>
          </table:table-cell>
        </table:table-row>
        <table:table-row table:style-name="TableRow1239">
          <table:table-cell table:style-name="TableCell1240">
            <text:p text:style-name="P1241">SÍ</text:p>
          </table:table-cell>
          <table:table-cell table:style-name="TableCell1242">
            <text:p text:style-name="P1243">1</text:p>
          </table:table-cell>
          <table:table-cell table:style-name="TableCell1244">
            <text:p text:style-name="P1245">0</text:p>
          </table:table-cell>
          <table:table-cell table:style-name="TableCell1246">
            <text:p text:style-name="P1247">0</text:p>
          </table:table-cell>
          <table:table-cell table:style-name="TableCell1248">
            <text:p text:style-name="P1249">-</text:p>
          </table:table-cell>
        </table:table-row>
        <table:table-row table:style-name="TableRow1250">
          <table:table-cell table:style-name="TableCell1251">
            <text:p text:style-name="P1252">SÍ</text:p>
          </table:table-cell>
          <table:table-cell table:style-name="TableCell1253">
            <text:p text:style-name="P1254">0</text:p>
          </table:table-cell>
          <table:table-cell table:style-name="TableCell1255">
            <text:p text:style-name="P1256">1</text:p>
          </table:table-cell>
          <table:table-cell table:style-name="TableCell1257">
            <text:p text:style-name="P1258">18</text:p>
          </table:table-cell>
          <table:table-cell table:style-name="TableCell1259">
            <text:p text:style-name="P1260">-</text:p>
          </table:table-cell>
        </table:table-row>
        <table:table-row table:style-name="TableRow1261">
          <table:table-cell table:style-name="TableCell1262">
            <text:p text:style-name="P1263">NO</text:p>
          </table:table-cell>
          <table:table-cell table:style-name="TableCell1264">
            <text:p text:style-name="P1265">0</text:p>
          </table:table-cell>
          <table:table-cell table:style-name="TableCell1266">
            <text:p text:style-name="P1267">-</text:p>
          </table:table-cell>
          <table:table-cell table:style-name="TableCell1268">
            <text:p text:style-name="P1269">-</text:p>
          </table:table-cell>
          <table:table-cell table:style-name="TableCell1270">
            <text:p text:style-name="P1271">18</text:p>
          </table:table-cell>
        </table:table-row>
      </table:table>
      <text:p text:style-name="P1272"/>
      <text:p text:style-name="P1273"/>
      <text:p text:style-name="P12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 svg:panose-1="2 11 8 6 3 9 2 5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 svg:panose-1="2 11 6 3 3 8 4 2 2 4"/>
    <style:font-face style:name="Bookman, 'Bookman Old Style'" svg:font-family="Bookman, 'Bookman Old Style'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Tahoma" svg:font-family="Tahoma" style:font-family-generic="swiss" style:font-pitch="variable" svg:panose-1="2 11 6 4 3 5 4 4 2 4"/>
    <style:font-face style:name="TakaoPGothic, 'Arial Unicode MS" svg:font-family="TakaoPGothic, 'Arial Unicode M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138in solid #000000" fo:padding-top="0.0138in" fo:padding-left="0.0277in" fo:padding-bottom="0.0138in" fo:padding-right="0.0277in" style:shadow="none" fo:text-align="center" fo:margin-top="1in" fo:margin-bottom="0.4166in" fo:margin-right="0.1555in"/>
      <style:text-properties style:font-name="Impact" style:font-name-asian="Impact" style:font-name-complex="Impact" style:font-weight-complex="bold" fo:font-style="italic" style:font-style-asian="italic" style:font-style-complex="italic" fo:font-size="26pt" style:font-size-asian="26pt" style:font-size-complex="2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introtema" style:display-name="introtema" style:family="paragraph" style:parent-style-name="Standard">
      <style:paragraph-properties fo:border="0.0138in solid #000000" fo:padding-top="0.0833in" fo:padding-left="0.0555in" fo:padding-bottom="0.0833in" fo:padding-right="0.0555in" style:shadow="none" fo:margin-left="0.9847in" fo:margin-right="0.9847in" fo:text-indent="0.2756in" fo:background-color="#E6E6E6">
        <style:tab-stops/>
      </style:paragraph-properties>
      <style:text-properties style:font-name="Bookman, 'Bookman Old Style'" style:font-name-asian="Bookman, 'Bookman Old Style'" style:font-name-complex="Bookman, 'Bookman Old Style'"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Fuentedepárrafopredeter.1" style:display-name="Fuente de párrafo predeter.1" style:family="text"/>
    <style:style style:name="Carácterdenumeración" style:display-name="Carácter de numeración" style:family="text"/>
    <style:style style:name="Título1Car" style:display-name="Título 1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484in"/>
      </style:footer-style>
    </style:page-layout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Textbody"><text:span text:style-name="T2"><draw:frame draw:z-index="251659264" draw:style-name="a0" draw:name="Imagen2" text:anchor-type="paragraph" svg:x="4.96457in" svg:y="-0.0311in" svg:width="1.80079in" svg:height="0.54646in" style:rel-width="scale" style:rel-height="scale"><draw:image xlink:href="media/image1.wmf" xlink:type="simple" xlink:show="embed" xlink:actuate="onLoad"/><svg:title/><svg:desc/></draw:frame></text:span><text:span text:style-name="T3"><draw:frame draw:z-index="251660288" draw:style-name="a1" draw:name="Imagen1" text:anchor-type="paragraph" svg:x="0.16614in" svg:y="0.03189in" svg:width="0.88465in" svg:height="0.63465in" style:rel-width="scale" style:rel-height="scale"><draw:image xlink:href="media/image2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itziber</meta:initial-creator>
    <dc:creator>Iker Fdez. Mln.</dc:creator>
    <meta:creation-date>2023-10-02T12:00:00Z</meta:creation-date>
    <dc:date>2023-10-13T13:39:00Z</dc:date>
    <meta:print-date>2023-10-13T13:38:00Z</meta:print-date>
    <meta:template xlink:href="Normal" xlink:type="simple"/>
    <meta:editing-cycles>6</meta:editing-cycles>
    <meta:editing-duration>PT4200S</meta:editing-duration>
    <meta:document-statistic meta:page-count="1" meta:paragraph-count="16" meta:word-count="1238" meta:character-count="8031" meta:row-count="56" meta:non-whitespace-character-count="6809"/>
  </office:meta>
</office:document-meta>
</file>